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ile_5f_System" style:display-name="File_System" style:family="table">
      <style:table-properties style:width="6.9375in" fo:margin-left="0in" table:align="left"/>
    </style:style>
    <style:style style:name="File_5f_System.A" style:display-name="File_System.A" style:family="table-column">
      <style:table-column-properties style:column-width="3.4625in"/>
    </style:style>
    <style:style style:name="File_5f_System.B" style:display-name="File_System.B" style:family="table-column">
      <style:table-column-properties style:column-width="3.475in"/>
    </style:style>
    <style:style style:name="File_5f_System.1" style:display-name="File_System.1" style:family="table-row">
      <style:table-row-properties fo:keep-together="always"/>
    </style:style>
    <style:style style:name="File_5f_System.A1" style:display-name="File_System.A1" style:family="table-cell">
      <style:table-cell-properties fo:background-color="#b2b2b2" fo:padding="0.0382in" fo:border-left="none" fo:border-right="none" fo:border-top="0.05pt solid #000000" fo:border-bottom="0.05pt solid #000000">
        <style:background-image/>
      </style:table-cell-properties>
    </style:style>
    <style:style style:name="File_5f_System.A2" style:display-name="File_System.A2" style:family="table-cell">
      <style:table-cell-properties fo:padding="0.0382in" fo:border-left="none" fo:border-right="none" fo:border-top="none" fo:border-bottom="0.05pt solid #000000"/>
    </style:style>
    <style:style style:name="File_5f_System.B2" style:display-name="File_System.B2" style:family="table-cell">
      <style:table-cell-properties fo:padding="0.0382in" fo:border-left="none" fo:border-right="none" fo:border-top="none" fo:border-bottom="0.05pt solid #000000"/>
    </style:style>
    <style:style style:name="File_5f_System.A3" style:display-name="File_System.A3" style:family="table-cell">
      <style:table-cell-properties fo:padding="0.0382in" fo:border-left="none" fo:border-right="none" fo:border-top="none" fo:border-bottom="0.05pt solid #000000"/>
    </style:style>
    <style:style style:name="File_5f_System.B3" style:display-name="File_System.B3" style:family="table-cell">
      <style:table-cell-properties fo:padding="0.0382in" fo:border-left="none" fo:border-right="none" fo:border-top="none" fo:border-bottom="0.05pt solid #000000"/>
    </style:style>
    <style:style style:name="File_5f_System.A4" style:display-name="File_System.A4" style:family="table-cell">
      <style:table-cell-properties fo:padding="0.0382in" fo:border-left="none" fo:border-right="none" fo:border-top="none" fo:border-bottom="0.05pt solid #000000"/>
    </style:style>
    <style:style style:name="File_5f_System.B4" style:display-name="File_System.B4" style:family="table-cell">
      <style:table-cell-properties fo:padding="0.0382in" fo:border-left="none" fo:border-right="none" fo:border-top="none" fo:border-bottom="0.05pt solid #000000"/>
    </style:style>
    <style:style style:name="File_5f_System.A5" style:display-name="File_System.A5" style:family="table-cell">
      <style:table-cell-properties fo:padding="0.0382in" fo:border-left="none" fo:border-right="none" fo:border-top="none" fo:border-bottom="0.05pt solid #000000"/>
    </style:style>
    <style:style style:name="File_5f_System.B5" style:display-name="File_System.B5" style:family="table-cell">
      <style:table-cell-properties fo:padding="0.0382in" fo:border-left="none" fo:border-right="none" fo:border-top="none" fo:border-bottom="0.05pt solid #000000"/>
    </style:style>
    <style:style style:name="File_5f_System.A6" style:display-name="File_System.A6" style:family="table-cell">
      <style:table-cell-properties fo:padding="0.0382in" fo:border-left="none" fo:border-right="none" fo:border-top="none" fo:border-bottom="0.05pt solid #000000"/>
    </style:style>
    <style:style style:name="File_5f_System.B6" style:display-name="File_System.B6" style:family="table-cell">
      <style:table-cell-properties fo:padding="0.0382in" fo:border-left="none" fo:border-right="none" fo:border-top="none" fo:border-bottom="0.05pt solid #000000"/>
    </style:style>
    <style:style style:name="File_5f_System.A7" style:display-name="File_System.A7" style:family="table-cell">
      <style:table-cell-properties fo:padding="0.0382in" fo:border-left="none" fo:border-right="none" fo:border-top="none" fo:border-bottom="0.05pt solid #000000"/>
    </style:style>
    <style:style style:name="File_5f_System.B7" style:display-name="File_System.B7" style:family="table-cell">
      <style:table-cell-properties fo:padding="0.0382in" fo:border-left="none" fo:border-right="none" fo:border-top="none" fo:border-bottom="0.05pt solid #000000"/>
    </style:style>
    <style:style style:name="File_5f_System.A8" style:display-name="File_System.A8" style:family="table-cell">
      <style:table-cell-properties fo:padding="0.0382in" fo:border-left="none" fo:border-right="none" fo:border-top="none" fo:border-bottom="0.05pt solid #000000"/>
    </style:style>
    <style:style style:name="File_5f_System.B8" style:display-name="File_System.B8" style:family="table-cell">
      <style:table-cell-properties fo:padding="0.0382in" fo:border-left="none" fo:border-right="none" fo:border-top="none" fo:border-bottom="0.05pt solid #000000"/>
    </style:style>
    <style:style style:name="File_5f_System.A9" style:display-name="File_System.A9" style:family="table-cell">
      <style:table-cell-properties fo:padding="0.0382in" fo:border-left="none" fo:border-right="none" fo:border-top="none" fo:border-bottom="0.05pt solid #000000"/>
    </style:style>
    <style:style style:name="File_5f_System.B9" style:display-name="File_System.B9" style:family="table-cell">
      <style:table-cell-properties fo:padding="0.0382in" fo:border-left="none" fo:border-right="none" fo:border-top="none" fo:border-bottom="0.05pt solid #000000"/>
    </style:style>
    <style:style style:name="File_5f_System.A10" style:display-name="File_System.A10" style:family="table-cell">
      <style:table-cell-properties fo:padding="0.0382in" fo:border-left="none" fo:border-right="none" fo:border-top="none" fo:border-bottom="0.05pt solid #000000"/>
    </style:style>
    <style:style style:name="File_5f_System.B10" style:display-name="File_System.B10" style:family="table-cell">
      <style:table-cell-properties fo:padding="0.0382in" fo:border-left="none" fo:border-right="none" fo:border-top="none" fo:border-bottom="0.05pt solid #000000"/>
    </style:style>
    <style:style style:name="File_5f_System.A11" style:display-name="File_System.A11" style:family="table-cell">
      <style:table-cell-properties fo:padding="0.0382in" fo:border-left="none" fo:border-right="none" fo:border-top="none" fo:border-bottom="0.05pt solid #000000"/>
    </style:style>
    <style:style style:name="File_5f_System.B11" style:display-name="File_System.B11" style:family="table-cell">
      <style:table-cell-properties fo:padding="0.0382in" fo:border-left="none" fo:border-right="none" fo:border-top="none" fo:border-bottom="0.05pt solid #000000"/>
    </style:style>
    <style:style style:name="File_5f_System.A12" style:display-name="File_System.A12" style:family="table-cell">
      <style:table-cell-properties fo:padding="0.0382in" fo:border-left="none" fo:border-right="none" fo:border-top="none" fo:border-bottom="0.05pt solid #000000"/>
    </style:style>
    <style:style style:name="File_5f_System.B12" style:display-name="File_System.B12" style:family="table-cell">
      <style:table-cell-properties fo:padding="0.0382in" fo:border-left="none" fo:border-right="none" fo:border-top="none" fo:border-bottom="0.05pt solid #000000"/>
    </style:style>
    <style:style style:name="File_5f_System.A13" style:display-name="File_System.A13" style:family="table-cell">
      <style:table-cell-properties fo:padding="0.0382in" fo:border-left="none" fo:border-right="none" fo:border-top="none" fo:border-bottom="0.05pt solid #000000"/>
    </style:style>
    <style:style style:name="File_5f_System.B13" style:display-name="File_System.B13" style:family="table-cell">
      <style:table-cell-properties fo:padding="0.0382in" fo:border-left="none" fo:border-right="none" fo:border-top="none" fo:border-bottom="0.05pt solid #000000"/>
    </style:style>
    <style:style style:name="File_5f_System.A14" style:display-name="File_System.A14" style:family="table-cell">
      <style:table-cell-properties fo:padding="0.0382in" fo:border-left="none" fo:border-right="none" fo:border-top="none" fo:border-bottom="0.05pt solid #000000"/>
    </style:style>
    <style:style style:name="File_5f_System.B14" style:display-name="File_System.B14" style:family="table-cell">
      <style:table-cell-properties fo:padding="0.0382in" fo:border-left="none" fo:border-right="none" fo:border-top="none" fo:border-bottom="0.05pt solid #000000"/>
    </style:style>
    <style:style style:name="File_5f_System.A15" style:display-name="File_System.A15" style:family="table-cell">
      <style:table-cell-properties fo:padding="0.0382in" fo:border-left="none" fo:border-right="none" fo:border-top="none" fo:border-bottom="0.05pt solid #000000"/>
    </style:style>
    <style:style style:name="File_5f_System.B15" style:display-name="File_System.B15" style:family="table-cell">
      <style:table-cell-properties fo:padding="0.0382in" fo:border-left="none" fo:border-right="none" fo:border-top="none" fo:border-bottom="0.05pt solid #000000"/>
    </style:style>
    <style:style style:name="File_5f_System.A16" style:display-name="File_System.A16" style:family="table-cell">
      <style:table-cell-properties fo:padding="0.0382in" fo:border-left="none" fo:border-right="none" fo:border-top="none" fo:border-bottom="0.05pt solid #000000"/>
    </style:style>
    <style:style style:name="File_5f_System.B16" style:display-name="File_System.B16" style:family="table-cell">
      <style:table-cell-properties fo:padding="0.0382in" fo:border-left="none" fo:border-right="none" fo:border-top="none" fo:border-bottom="0.05pt solid #000000"/>
    </style:style>
    <style:style style:name="File_5f_System.A17" style:display-name="File_System.A17" style:family="table-cell">
      <style:table-cell-properties fo:padding="0.0382in" fo:border-left="none" fo:border-right="none" fo:border-top="none" fo:border-bottom="0.05pt solid #000000"/>
    </style:style>
    <style:style style:name="File_5f_System.B17" style:display-name="File_System.B17" style:family="table-cell">
      <style:table-cell-properties fo:padding="0.0382in" fo:border-left="none" fo:border-right="none" fo:border-top="none" fo:border-bottom="0.05pt solid #000000"/>
    </style:style>
    <style:style style:name="File_5f_System.A18" style:display-name="File_System.A18" style:family="table-cell">
      <style:table-cell-properties fo:padding="0.0382in" fo:border-left="none" fo:border-right="none" fo:border-top="none" fo:border-bottom="0.05pt solid #000000"/>
    </style:style>
    <style:style style:name="File_5f_System.B18" style:display-name="File_System.B18" style:family="table-cell">
      <style:table-cell-properties fo:padding="0.0382in" fo:border-left="none" fo:border-right="none" fo:border-top="none" fo:border-bottom="0.05pt solid #000000"/>
    </style:style>
    <style:style style:name="_2f_usr_2f_" style:display-name="/usr/" style:family="table">
      <style:table-properties style:width="6.925in" table:align="margins"/>
    </style:style>
    <style:style style:name="_2f_usr_2f_.A" style:display-name="/usr/.A" style:family="table-column">
      <style:table-column-properties style:column-width="3.4625in" style:rel-column-width="32767*"/>
    </style:style>
    <style:style style:name="_2f_usr_2f_.B" style:display-name="/usr/.B" style:family="table-column">
      <style:table-column-properties style:column-width="3.4625in" style:rel-column-width="32768*"/>
    </style:style>
    <style:style style:name="_2f_usr_2f_.A1" style:display-name="/usr/.A1" style:family="table-cell">
      <style:table-cell-properties fo:background-color="#cccccc" fo:padding="0.0382in" fo:border-left="none" fo:border-right="none" fo:border-top="0.05pt solid #000000" fo:border-bottom="0.05pt solid #000000">
        <style:background-image/>
      </style:table-cell-properties>
    </style:style>
    <style:style style:name="_2f_usr_2f_.A2" style:display-name="/usr/.A2" style:family="table-cell">
      <style:table-cell-properties fo:padding="0.0382in" fo:border-left="none" fo:border-right="none" fo:border-top="none" fo:border-bottom="0.05pt solid #000000"/>
    </style:style>
    <style:style style:name="_2f_usr_2f_.B2" style:display-name="/usr/.B2" style:family="table-cell">
      <style:table-cell-properties fo:padding="0.0382in" fo:border-left="none" fo:border-right="none" fo:border-top="none" fo:border-bottom="0.05pt solid #000000"/>
    </style:style>
    <style:style style:name="_2f_usr_2f_.A3" style:display-name="/usr/.A3" style:family="table-cell">
      <style:table-cell-properties fo:padding="0.0382in" fo:border-left="none" fo:border-right="none" fo:border-top="none" fo:border-bottom="0.05pt solid #000000"/>
    </style:style>
    <style:style style:name="_2f_usr_2f_.B3" style:display-name="/usr/.B3" style:family="table-cell">
      <style:table-cell-properties fo:padding="0.0382in" fo:border-left="none" fo:border-right="none" fo:border-top="none" fo:border-bottom="0.05pt solid #000000"/>
    </style:style>
    <style:style style:name="_2f_usr_2f_.A4" style:display-name="/usr/.A4" style:family="table-cell">
      <style:table-cell-properties fo:padding="0.0382in" fo:border-left="none" fo:border-right="none" fo:border-top="none" fo:border-bottom="0.05pt solid #000000"/>
    </style:style>
    <style:style style:name="_2f_usr_2f_.B4" style:display-name="/usr/.B4" style:family="table-cell">
      <style:table-cell-properties fo:padding="0.0382in" fo:border-left="none" fo:border-right="none" fo:border-top="none" fo:border-bottom="0.05pt solid #000000"/>
    </style:style>
    <style:style style:name="_2f_usr_2f_.A5" style:display-name="/usr/.A5" style:family="table-cell">
      <style:table-cell-properties fo:padding="0.0382in" fo:border-left="none" fo:border-right="none" fo:border-top="none" fo:border-bottom="0.05pt solid #000000"/>
    </style:style>
    <style:style style:name="_2f_usr_2f_.B5" style:display-name="/usr/.B5" style:family="table-cell">
      <style:table-cell-properties fo:padding="0.0382in" fo:border-left="none" fo:border-right="none" fo:border-top="none" fo:border-bottom="0.05pt solid #000000"/>
    </style:style>
    <style:style style:name="_2f_usr_2f_.A6" style:display-name="/usr/.A6" style:family="table-cell">
      <style:table-cell-properties fo:padding="0.0382in" fo:border-left="none" fo:border-right="none" fo:border-top="none" fo:border-bottom="0.05pt solid #000000"/>
    </style:style>
    <style:style style:name="_2f_usr_2f_.B6" style:display-name="/usr/.B6" style:family="table-cell">
      <style:table-cell-properties fo:padding="0.0382in" fo:border-left="none" fo:border-right="none" fo:border-top="none" fo:border-bottom="0.05pt solid #000000"/>
    </style:style>
    <style:style style:name="_2f_usr_2f_.A7" style:display-name="/usr/.A7" style:family="table-cell">
      <style:table-cell-properties fo:padding="0.0382in" fo:border-left="none" fo:border-right="none" fo:border-top="none" fo:border-bottom="0.05pt solid #000000"/>
    </style:style>
    <style:style style:name="_2f_usr_2f_.B7" style:display-name="/usr/.B7" style:family="table-cell">
      <style:table-cell-properties fo:padding="0.0382in" fo:border-left="none" fo:border-right="none" fo:border-top="none" fo:border-bottom="0.05pt solid #000000"/>
    </style:style>
    <style:style style:name="Wildcards" style:family="table">
      <style:table-properties style:width="6.925in" table:align="margins"/>
    </style:style>
    <style:style style:name="Wildcards.A" style:family="table-column">
      <style:table-column-properties style:column-width="3.4625in" style:rel-column-width="32767*"/>
    </style:style>
    <style:style style:name="Wildcards.B" style:family="table-column">
      <style:table-column-properties style:column-width="3.4625in" style:rel-column-width="32768*"/>
    </style:style>
    <style:style style:name="Wildcard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Wildcards.B1" style:family="table-cell">
      <style:table-cell-properties fo:background-color="#cccccc" fo:padding="0.0382in" fo:border="0.05pt solid #000000">
        <style:background-image/>
      </style:table-cell-properties>
    </style:style>
    <style:style style:name="Wildcards.A2" style:family="table-cell">
      <style:table-cell-properties fo:padding="0.0382in" fo:border-left="0.05pt solid #000000" fo:border-right="none" fo:border-top="none" fo:border-bottom="0.05pt solid #000000"/>
    </style:style>
    <style:style style:name="Wildcards.B2" style:family="table-cell">
      <style:table-cell-properties fo:padding="0.0382in" fo:border-left="0.05pt solid #000000" fo:border-right="0.05pt solid #000000" fo:border-top="none" fo:border-bottom="0.05pt solid #000000"/>
    </style:style>
    <style:style style:name="Wildcards.A3" style:family="table-cell">
      <style:table-cell-properties fo:padding="0.0382in" fo:border-left="0.05pt solid #000000" fo:border-right="none" fo:border-top="none" fo:border-bottom="0.05pt solid #000000"/>
    </style:style>
    <style:style style:name="Wildcards.B3" style:family="table-cell">
      <style:table-cell-properties fo:padding="0.0382in" fo:border-left="0.05pt solid #000000" fo:border-right="0.05pt solid #000000" fo:border-top="none" fo:border-bottom="0.05pt solid #000000"/>
    </style:style>
    <style:style style:name="Wildcards.A4" style:family="table-cell">
      <style:table-cell-properties fo:padding="0.0382in" fo:border-left="0.05pt solid #000000" fo:border-right="none" fo:border-top="none" fo:border-bottom="0.05pt solid #000000"/>
    </style:style>
    <style:style style:name="Wildcards.B4" style:family="table-cell">
      <style:table-cell-properties fo:padding="0.0382in" fo:border-left="0.05pt solid #000000" fo:border-right="0.05pt solid #000000" fo:border-top="none" fo:border-bottom="0.05pt solid #000000"/>
    </style:style>
    <style:style style:name="Wildcards.A5" style:family="table-cell">
      <style:table-cell-properties fo:padding="0.0382in" fo:border-left="0.05pt solid #000000" fo:border-right="none" fo:border-top="none" fo:border-bottom="0.05pt solid #000000"/>
    </style:style>
    <style:style style:name="Wildcards.B5" style:family="table-cell">
      <style:table-cell-properties fo:padding="0.0382in" fo:border-left="0.05pt solid #000000" fo:border-right="0.05pt solid #000000" fo:border-top="none" fo:border-bottom="0.05pt solid #000000"/>
    </style:style>
    <style:style style:name="Wildcards.A6" style:family="table-cell">
      <style:table-cell-properties fo:padding="0.0382in" fo:border-left="0.05pt solid #000000" fo:border-right="none" fo:border-top="none" fo:border-bottom="0.05pt solid #000000"/>
    </style:style>
    <style:style style:name="Wildcards.B6" style:family="table-cell">
      <style:table-cell-properties fo:padding="0.0382in" fo:border-left="0.05pt solid #000000" fo:border-right="0.05pt solid #000000" fo:border-top="none" fo:border-bottom="0.05pt solid #000000"/>
    </style:style>
    <style:style style:name="Classes" style:family="table">
      <style:table-properties style:width="6.925in" table:align="margins" style:may-break-between-rows="false"/>
    </style:style>
    <style:style style:name="Classes.A" style:family="table-column">
      <style:table-column-properties style:column-width="3.4625in" style:rel-column-width="32767*"/>
    </style:style>
    <style:style style:name="Classes.B" style:family="table-column">
      <style:table-column-properties style:column-width="3.4625in" style:rel-column-width="32768*"/>
    </style:style>
    <style:style style:name="Class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Classes.B1" style:family="table-cell">
      <style:table-cell-properties fo:background-color="#cccccc" fo:padding="0.0382in" fo:border="0.05pt solid #000000">
        <style:background-image/>
      </style:table-cell-properties>
    </style:style>
    <style:style style:name="Classes.A2" style:family="table-cell">
      <style:table-cell-properties fo:padding="0.0382in" fo:border-left="0.05pt solid #000000" fo:border-right="none" fo:border-top="none" fo:border-bottom="0.05pt solid #000000"/>
    </style:style>
    <style:style style:name="Classes.B2" style:family="table-cell">
      <style:table-cell-properties fo:padding="0.0382in" fo:border-left="0.05pt solid #000000" fo:border-right="0.05pt solid #000000" fo:border-top="none" fo:border-bottom="0.05pt solid #000000"/>
    </style:style>
    <style:style style:name="Classes.A3" style:family="table-cell">
      <style:table-cell-properties fo:padding="0.0382in" fo:border-left="0.05pt solid #000000" fo:border-right="none" fo:border-top="none" fo:border-bottom="0.05pt solid #000000"/>
    </style:style>
    <style:style style:name="Classes.B3" style:family="table-cell">
      <style:table-cell-properties fo:padding="0.0382in" fo:border-left="0.05pt solid #000000" fo:border-right="0.05pt solid #000000" fo:border-top="none" fo:border-bottom="0.05pt solid #000000"/>
    </style:style>
    <style:style style:name="Classes.A4" style:family="table-cell">
      <style:table-cell-properties fo:padding="0.0382in" fo:border-left="0.05pt solid #000000" fo:border-right="none" fo:border-top="none" fo:border-bottom="0.05pt solid #000000"/>
    </style:style>
    <style:style style:name="Classes.B4" style:family="table-cell">
      <style:table-cell-properties fo:padding="0.0382in" fo:border-left="0.05pt solid #000000" fo:border-right="0.05pt solid #000000" fo:border-top="none" fo:border-bottom="0.05pt solid #000000"/>
    </style:style>
    <style:style style:name="Classes.A5" style:family="table-cell">
      <style:table-cell-properties fo:padding="0.0382in" fo:border-left="0.05pt solid #000000" fo:border-right="none" fo:border-top="none" fo:border-bottom="0.05pt solid #000000"/>
    </style:style>
    <style:style style:name="Classes.B5" style:family="table-cell">
      <style:table-cell-properties fo:padding="0.0382in" fo:border-left="0.05pt solid #000000" fo:border-right="0.05pt solid #000000" fo:border-top="none" fo:border-bottom="0.05pt solid #000000"/>
    </style:style>
    <style:style style:name="Classes.A6" style:family="table-cell">
      <style:table-cell-properties fo:padding="0.0382in" fo:border-left="0.05pt solid #000000" fo:border-right="none" fo:border-top="none" fo:border-bottom="0.05pt solid #000000"/>
    </style:style>
    <style:style style:name="Classes.B6" style:family="table-cell">
      <style:table-cell-properties fo:padding="0.0382in" fo:border-left="0.05pt solid #000000" fo:border-right="0.05pt solid #000000" fo:border-top="none" fo:border-bottom="0.05pt solid #000000"/>
    </style:style>
    <style:style style:name="Examples" style:family="table">
      <style:table-properties style:width="6.925in" table:align="margins" style:may-break-between-rows="false"/>
    </style:style>
    <style:style style:name="Examples.A" style:family="table-column">
      <style:table-column-properties style:column-width="3.4625in" style:rel-column-width="32767*"/>
    </style:style>
    <style:style style:name="Examples.B" style:family="table-column">
      <style:table-column-properties style:column-width="3.4625in" style:rel-column-width="32768*"/>
    </style:style>
    <style:style style:name="Exampl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Examples.B1" style:family="table-cell">
      <style:table-cell-properties fo:background-color="#cccccc" fo:padding="0.0382in" fo:border="0.05pt solid #000000">
        <style:background-image/>
      </style:table-cell-properties>
    </style:style>
    <style:style style:name="Examples.A2" style:family="table-cell">
      <style:table-cell-properties fo:padding="0.0382in" fo:border-left="0.05pt solid #000000" fo:border-right="none" fo:border-top="none" fo:border-bottom="0.05pt solid #000000"/>
    </style:style>
    <style:style style:name="Examples.B2" style:family="table-cell">
      <style:table-cell-properties fo:padding="0.0382in" fo:border-left="0.05pt solid #000000" fo:border-right="0.05pt solid #000000" fo:border-top="none" fo:border-bottom="0.05pt solid #000000"/>
    </style:style>
    <style:style style:name="Examples.A3" style:family="table-cell">
      <style:table-cell-properties fo:padding="0.0382in" fo:border-left="0.05pt solid #000000" fo:border-right="none" fo:border-top="none" fo:border-bottom="0.05pt solid #000000"/>
    </style:style>
    <style:style style:name="Examples.B3" style:family="table-cell">
      <style:table-cell-properties fo:padding="0.0382in" fo:border-left="0.05pt solid #000000" fo:border-right="0.05pt solid #000000" fo:border-top="none" fo:border-bottom="0.05pt solid #000000"/>
    </style:style>
    <style:style style:name="Examples.A4" style:family="table-cell">
      <style:table-cell-properties fo:padding="0.0382in" fo:border-left="0.05pt solid #000000" fo:border-right="none" fo:border-top="none" fo:border-bottom="0.05pt solid #000000"/>
    </style:style>
    <style:style style:name="Examples.B4" style:family="table-cell">
      <style:table-cell-properties fo:padding="0.0382in" fo:border-left="0.05pt solid #000000" fo:border-right="0.05pt solid #000000" fo:border-top="none" fo:border-bottom="0.05pt solid #000000"/>
    </style:style>
    <style:style style:name="Examples.A5" style:family="table-cell">
      <style:table-cell-properties fo:padding="0.0382in" fo:border-left="0.05pt solid #000000" fo:border-right="none" fo:border-top="none" fo:border-bottom="0.05pt solid #000000"/>
    </style:style>
    <style:style style:name="Examples.B5" style:family="table-cell">
      <style:table-cell-properties fo:padding="0.0382in" fo:border-left="0.05pt solid #000000" fo:border-right="0.05pt solid #000000" fo:border-top="none" fo:border-bottom="0.05pt solid #000000"/>
    </style:style>
    <style:style style:name="Examples.A6" style:family="table-cell">
      <style:table-cell-properties fo:padding="0.0382in" fo:border-left="0.05pt solid #000000" fo:border-right="none" fo:border-top="none" fo:border-bottom="0.05pt solid #000000"/>
    </style:style>
    <style:style style:name="Examples.B6" style:family="table-cell">
      <style:table-cell-properties fo:padding="0.0382in" fo:border-left="0.05pt solid #000000" fo:border-right="0.05pt solid #000000" fo:border-top="none" fo:border-bottom="0.05pt solid #000000"/>
    </style:style>
    <style:style style:name="Examples.A7" style:family="table-cell">
      <style:table-cell-properties fo:padding="0.0382in" fo:border-left="0.05pt solid #000000" fo:border-right="none" fo:border-top="none" fo:border-bottom="0.05pt solid #000000"/>
    </style:style>
    <style:style style:name="Examples.B7" style:family="table-cell">
      <style:table-cell-properties fo:padding="0.0382in" fo:border-left="0.05pt solid #000000" fo:border-right="0.05pt solid #000000" fo:border-top="none" fo:border-bottom="0.05pt solid #000000"/>
    </style:style>
    <style:style style:name="Examples.A8" style:family="table-cell">
      <style:table-cell-properties fo:padding="0.0382in" fo:border-left="0.05pt solid #000000" fo:border-right="none" fo:border-top="none" fo:border-bottom="0.05pt solid #000000"/>
    </style:style>
    <style:style style:name="Examples.B8" style:family="table-cell">
      <style:table-cell-properties fo:padding="0.0382in" fo:border-left="0.05pt solid #000000" fo:border-right="0.05pt solid #000000" fo:border-top="none" fo:border-bottom="0.05pt solid #000000"/>
    </style:style>
    <style:style style:name="Examples.A9" style:family="table-cell">
      <style:table-cell-properties fo:padding="0.0382in" fo:border-left="0.05pt solid #000000" fo:border-right="none" fo:border-top="none" fo:border-bottom="0.05pt solid #000000"/>
    </style:style>
    <style:style style:name="Examples.B9" style:family="table-cell">
      <style:table-cell-properties fo:padding="0.0382in" fo:border-left="0.05pt solid #000000" fo:border-right="0.05pt solid #000000" fo:border-top="none" fo:border-bottom="0.05pt solid #000000"/>
    </style:style>
    <style:style style:name="Examples.A10" style:family="table-cell">
      <style:table-cell-properties fo:padding="0.0382in" fo:border-left="0.05pt solid #000000" fo:border-right="none" fo:border-top="none" fo:border-bottom="0.05pt solid #000000"/>
    </style:style>
    <style:style style:name="Examples.B10" style:family="table-cell">
      <style:table-cell-properties fo:padding="0.0382in" fo:border-left="0.05pt solid #000000" fo:border-right="0.05pt solid #000000" fo:border-top="none" fo:border-bottom="0.05pt solid #000000"/>
    </style:style>
    <style:style style:name="Stdin_2f_out_2f_err" style:display-name="Stdin/out/err" style:family="table">
      <style:table-properties style:width="6.925in" table:align="margins"/>
    </style:style>
    <style:style style:name="Stdin_2f_out_2f_err.A" style:display-name="Stdin/out/err.A" style:family="table-column">
      <style:table-column-properties style:column-width="3.4625in" style:rel-column-width="32767*"/>
    </style:style>
    <style:style style:name="Stdin_2f_out_2f_err.B" style:display-name="Stdin/out/err.B" style:family="table-column">
      <style:table-column-properties style:column-width="3.4625in" style:rel-column-width="32768*"/>
    </style:style>
    <style:style style:name="Stdin_2f_out_2f_err.A1" style:display-name="Stdin/out/err.A1" style:family="table-cell">
      <style:table-cell-properties fo:background-color="#cccccc" fo:padding="0.0382in" fo:border-left="0.05pt solid #000000" fo:border-right="none" fo:border-top="0.05pt solid #000000" fo:border-bottom="0.05pt solid #000000">
        <style:background-image/>
      </style:table-cell-properties>
    </style:style>
    <style:style style:name="Stdin_2f_out_2f_err.B1" style:display-name="Stdin/out/err.B1" style:family="table-cell">
      <style:table-cell-properties fo:background-color="#cccccc" fo:padding="0.0382in" fo:border="0.05pt solid #000000">
        <style:background-image/>
      </style:table-cell-properties>
    </style:style>
    <style:style style:name="Stdin_2f_out_2f_err.A2" style:display-name="Stdin/out/err.A2" style:family="table-cell">
      <style:table-cell-properties fo:padding="0.0382in" fo:border-left="0.05pt solid #000000" fo:border-right="none" fo:border-top="none" fo:border-bottom="0.05pt solid #000000"/>
    </style:style>
    <style:style style:name="Stdin_2f_out_2f_err.B2" style:display-name="Stdin/out/err.B2" style:family="table-cell">
      <style:table-cell-properties fo:padding="0.0382in" fo:border-left="0.05pt solid #000000" fo:border-right="0.05pt solid #000000" fo:border-top="none" fo:border-bottom="0.05pt solid #000000"/>
    </style:style>
    <style:style style:name="Stdin_2f_out_2f_err.A3" style:display-name="Stdin/out/err.A3" style:family="table-cell">
      <style:table-cell-properties fo:padding="0.0382in" fo:border-left="0.05pt solid #000000" fo:border-right="none" fo:border-top="none" fo:border-bottom="0.05pt solid #000000"/>
    </style:style>
    <style:style style:name="Stdin_2f_out_2f_err.B3" style:display-name="Stdin/out/err.B3" style:family="table-cell">
      <style:table-cell-properties fo:padding="0.0382in" fo:border-left="0.05pt solid #000000" fo:border-right="0.05pt solid #000000" fo:border-top="none" fo:border-bottom="0.05pt solid #000000"/>
    </style:style>
    <style:style style:name="Stdin_2f_out_2f_err.A4" style:display-name="Stdin/out/err.A4" style:family="table-cell">
      <style:table-cell-properties fo:padding="0.0382in" fo:border-left="0.05pt solid #000000" fo:border-right="none" fo:border-top="none" fo:border-bottom="0.05pt solid #000000"/>
    </style:style>
    <style:style style:name="Stdin_2f_out_2f_err.B4" style:display-name="Stdin/out/err.B4" style:family="table-cell">
      <style:table-cell-properties fo:padding="0.0382in" fo:border-left="0.05pt solid #000000" fo:border-right="0.05pt solid #000000" fo:border-top="none" fo:border-bottom="0.05pt solid #000000"/>
    </style:style>
    <style:style style:name="Cursor_5f_movement" style:display-name="Cursor_movement" style:family="table">
      <style:table-properties style:width="6.9271in" fo:margin-left="0in" table:align="left" style:may-break-between-rows="false"/>
    </style:style>
    <style:style style:name="Cursor_5f_movement.A" style:display-name="Cursor_movement.A" style:family="table-column">
      <style:table-column-properties style:column-width="2.5in"/>
    </style:style>
    <style:style style:name="Cursor_5f_movement.B" style:display-name="Cursor_movement.B" style:family="table-column">
      <style:table-column-properties style:column-width="4.4271in"/>
    </style:style>
    <style:style style:name="Cursor_5f_movement.A1" style:display-name="Cursor_movement.A1" style:family="table-cell">
      <style:table-cell-properties fo:background-color="#cccccc" fo:padding="0.0382in" fo:border-left="0.05pt solid #000000" fo:border-right="none" fo:border-top="0.05pt solid #000000" fo:border-bottom="0.05pt solid #000000">
        <style:background-image/>
      </style:table-cell-properties>
    </style:style>
    <style:style style:name="Cursor_5f_movement.B1" style:display-name="Cursor_movement.B1" style:family="table-cell">
      <style:table-cell-properties fo:background-color="#cccccc" fo:padding="0.0382in" fo:border="0.05pt solid #000000">
        <style:background-image/>
      </style:table-cell-properties>
    </style:style>
    <style:style style:name="Cursor_5f_movement.A2" style:display-name="Cursor_movement.A2" style:family="table-cell">
      <style:table-cell-properties fo:padding="0.0382in" fo:border-left="0.05pt solid #000000" fo:border-right="none" fo:border-top="none" fo:border-bottom="0.05pt solid #000000"/>
    </style:style>
    <style:style style:name="Cursor_5f_movement.B2" style:display-name="Cursor_movement.B2" style:family="table-cell">
      <style:table-cell-properties fo:padding="0.0382in" fo:border-left="0.05pt solid #000000" fo:border-right="0.05pt solid #000000" fo:border-top="none" fo:border-bottom="0.05pt solid #000000"/>
    </style:style>
    <style:style style:name="Cursor_5f_movement.A3" style:display-name="Cursor_movement.A3" style:family="table-cell">
      <style:table-cell-properties fo:padding="0.0382in" fo:border-left="0.05pt solid #000000" fo:border-right="none" fo:border-top="none" fo:border-bottom="0.05pt solid #000000"/>
    </style:style>
    <style:style style:name="Cursor_5f_movement.B3" style:display-name="Cursor_movement.B3" style:family="table-cell">
      <style:table-cell-properties fo:padding="0.0382in" fo:border-left="0.05pt solid #000000" fo:border-right="0.05pt solid #000000" fo:border-top="none" fo:border-bottom="0.05pt solid #000000"/>
    </style:style>
    <style:style style:name="Cursor_5f_movement.A4" style:display-name="Cursor_movement.A4" style:family="table-cell">
      <style:table-cell-properties fo:padding="0.0382in" fo:border-left="0.05pt solid #000000" fo:border-right="none" fo:border-top="none" fo:border-bottom="0.05pt solid #000000"/>
    </style:style>
    <style:style style:name="Cursor_5f_movement.B4" style:display-name="Cursor_movement.B4" style:family="table-cell">
      <style:table-cell-properties fo:padding="0.0382in" fo:border-left="0.05pt solid #000000" fo:border-right="0.05pt solid #000000" fo:border-top="none" fo:border-bottom="0.05pt solid #000000"/>
    </style:style>
    <style:style style:name="Cursor_5f_movement.A5" style:display-name="Cursor_movement.A5" style:family="table-cell">
      <style:table-cell-properties fo:padding="0.0382in" fo:border-left="0.05pt solid #000000" fo:border-right="none" fo:border-top="none" fo:border-bottom="0.05pt solid #000000"/>
    </style:style>
    <style:style style:name="Cursor_5f_movement.B5" style:display-name="Cursor_movement.B5" style:family="table-cell">
      <style:table-cell-properties fo:padding="0.0382in" fo:border-left="0.05pt solid #000000" fo:border-right="0.05pt solid #000000" fo:border-top="none" fo:border-bottom="0.05pt solid #000000"/>
    </style:style>
    <style:style style:name="Cursor_5f_movement.A6" style:display-name="Cursor_movement.A6" style:family="table-cell">
      <style:table-cell-properties fo:padding="0.0382in" fo:border-left="0.05pt solid #000000" fo:border-right="none" fo:border-top="none" fo:border-bottom="0.05pt solid #000000"/>
    </style:style>
    <style:style style:name="Cursor_5f_movement.B6" style:display-name="Cursor_movement.B6" style:family="table-cell">
      <style:table-cell-properties fo:padding="0.0382in" fo:border-left="0.05pt solid #000000" fo:border-right="0.05pt solid #000000" fo:border-top="none" fo:border-bottom="0.05pt solid #000000"/>
    </style:style>
    <style:style style:name="Cursor_5f_movement.A7" style:display-name="Cursor_movement.A7" style:family="table-cell">
      <style:table-cell-properties fo:padding="0.0382in" fo:border-left="0.05pt solid #000000" fo:border-right="none" fo:border-top="none" fo:border-bottom="0.05pt solid #000000"/>
    </style:style>
    <style:style style:name="Cursor_5f_movement.B7" style:display-name="Cursor_movement.B7" style:family="table-cell">
      <style:table-cell-properties fo:padding="0.0382in" fo:border-left="0.05pt solid #000000" fo:border-right="0.05pt solid #000000" fo:border-top="none" fo:border-bottom="0.05pt solid #000000"/>
    </style:style>
    <style:style style:name="Cursor_5f_movement.A8" style:display-name="Cursor_movement.A8" style:family="table-cell">
      <style:table-cell-properties fo:padding="0.0382in" fo:border-left="0.05pt solid #000000" fo:border-right="none" fo:border-top="none" fo:border-bottom="0.05pt solid #000000"/>
    </style:style>
    <style:style style:name="Cursor_5f_movement.B8" style:display-name="Cursor_movement.B8" style:family="table-cell">
      <style:table-cell-properties fo:padding="0.0382in" fo:border-left="0.05pt solid #000000" fo:border-right="0.05pt solid #000000" fo:border-top="none" fo:border-bottom="0.05pt solid #000000"/>
    </style:style>
    <style:style style:name="Text_5f_editing" style:display-name="Text_editing" style:family="table">
      <style:table-properties style:width="6.9271in" fo:margin-left="0in" table:align="left"/>
    </style:style>
    <style:style style:name="Text_5f_editing.A" style:display-name="Text_editing.A" style:family="table-column">
      <style:table-column-properties style:column-width="2.5in"/>
    </style:style>
    <style:style style:name="Text_5f_editing.B" style:display-name="Text_editing.B" style:family="table-column">
      <style:table-column-properties style:column-width="4.4271in"/>
    </style:style>
    <style:style style:name="Text_5f_editing.A1" style:display-name="Text_editing.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ext_5f_editing.B1" style:display-name="Text_editing.B1" style:family="table-cell">
      <style:table-cell-properties fo:background-color="#cccccc" fo:padding="0.0382in" fo:border="0.05pt solid #000000">
        <style:background-image/>
      </style:table-cell-properties>
    </style:style>
    <style:style style:name="Text_5f_editing.A2" style:display-name="Text_editing.A2" style:family="table-cell">
      <style:table-cell-properties fo:padding="0.0382in" fo:border-left="0.05pt solid #000000" fo:border-right="none" fo:border-top="none" fo:border-bottom="0.05pt solid #000000"/>
    </style:style>
    <style:style style:name="Text_5f_editing.B2" style:display-name="Text_editing.B2" style:family="table-cell">
      <style:table-cell-properties fo:padding="0.0382in" fo:border-left="0.05pt solid #000000" fo:border-right="0.05pt solid #000000" fo:border-top="none" fo:border-bottom="0.05pt solid #000000"/>
    </style:style>
    <style:style style:name="Text_5f_editing.A3" style:display-name="Text_editing.A3" style:family="table-cell">
      <style:table-cell-properties fo:padding="0.0382in" fo:border-left="0.05pt solid #000000" fo:border-right="none" fo:border-top="none" fo:border-bottom="0.05pt solid #000000"/>
    </style:style>
    <style:style style:name="Text_5f_editing.B3" style:display-name="Text_editing.B3" style:family="table-cell">
      <style:table-cell-properties fo:padding="0.0382in" fo:border-left="0.05pt solid #000000" fo:border-right="0.05pt solid #000000" fo:border-top="none" fo:border-bottom="0.05pt solid #000000"/>
    </style:style>
    <style:style style:name="Text_5f_editing.A4" style:display-name="Text_editing.A4" style:family="table-cell">
      <style:table-cell-properties fo:padding="0.0382in" fo:border-left="0.05pt solid #000000" fo:border-right="none" fo:border-top="none" fo:border-bottom="0.05pt solid #000000"/>
    </style:style>
    <style:style style:name="Text_5f_editing.B4" style:display-name="Text_editing.B4" style:family="table-cell">
      <style:table-cell-properties fo:padding="0.0382in" fo:border-left="0.05pt solid #000000" fo:border-right="0.05pt solid #000000" fo:border-top="none" fo:border-bottom="0.05pt solid #000000"/>
    </style:style>
    <style:style style:name="Text_5f_editing.A5" style:display-name="Text_editing.A5" style:family="table-cell">
      <style:table-cell-properties fo:padding="0.0382in" fo:border-left="0.05pt solid #000000" fo:border-right="none" fo:border-top="none" fo:border-bottom="0.05pt solid #000000"/>
    </style:style>
    <style:style style:name="Text_5f_editing.B5" style:display-name="Text_editing.B5" style:family="table-cell">
      <style:table-cell-properties fo:padding="0.0382in" fo:border-left="0.05pt solid #000000" fo:border-right="0.05pt solid #000000" fo:border-top="none" fo:border-bottom="0.05pt solid #000000"/>
    </style:style>
    <style:style style:name="Text_5f_editing.A6" style:display-name="Text_editing.A6" style:family="table-cell">
      <style:table-cell-properties fo:padding="0.0382in" fo:border-left="0.05pt solid #000000" fo:border-right="none" fo:border-top="none" fo:border-bottom="0.05pt solid #000000"/>
    </style:style>
    <style:style style:name="Text_5f_editing.B6" style:display-name="Text_editing.B6" style:family="table-cell">
      <style:table-cell-properties fo:padding="0.0382in" fo:border-left="0.05pt solid #000000" fo:border-right="0.05pt solid #000000" fo:border-top="none" fo:border-bottom="0.05pt solid #000000"/>
    </style:style>
    <style:style style:name="Cut_5f_and_5f_paste" style:display-name="Cut_and_paste" style:family="table">
      <style:table-properties style:width="6.9271in" fo:margin-left="0in" table:align="left"/>
    </style:style>
    <style:style style:name="Cut_5f_and_5f_paste.A" style:display-name="Cut_and_paste.A" style:family="table-column">
      <style:table-column-properties style:column-width="2.5in"/>
    </style:style>
    <style:style style:name="Cut_5f_and_5f_paste.B" style:display-name="Cut_and_paste.B" style:family="table-column">
      <style:table-column-properties style:column-width="4.4271in"/>
    </style:style>
    <style:style style:name="Cut_5f_and_5f_paste.A1" style:display-name="Cut_and_paste.A1" style:family="table-cell">
      <style:table-cell-properties fo:background-color="#cccccc" fo:padding="0.0382in" fo:border-left="0.05pt solid #000000" fo:border-right="none" fo:border-top="0.05pt solid #000000" fo:border-bottom="0.05pt solid #000000">
        <style:background-image/>
      </style:table-cell-properties>
    </style:style>
    <style:style style:name="Cut_5f_and_5f_paste.B1" style:display-name="Cut_and_paste.B1" style:family="table-cell">
      <style:table-cell-properties fo:background-color="#cccccc" fo:padding="0.0382in" fo:border="0.05pt solid #000000">
        <style:background-image/>
      </style:table-cell-properties>
    </style:style>
    <style:style style:name="Cut_5f_and_5f_paste.A2" style:display-name="Cut_and_paste.A2" style:family="table-cell">
      <style:table-cell-properties fo:padding="0.0382in" fo:border-left="0.05pt solid #000000" fo:border-right="none" fo:border-top="none" fo:border-bottom="0.05pt solid #000000"/>
    </style:style>
    <style:style style:name="Cut_5f_and_5f_paste.B2" style:display-name="Cut_and_paste.B2" style:family="table-cell">
      <style:table-cell-properties fo:padding="0.0382in" fo:border-left="0.05pt solid #000000" fo:border-right="0.05pt solid #000000" fo:border-top="none" fo:border-bottom="0.05pt solid #000000"/>
    </style:style>
    <style:style style:name="Cut_5f_and_5f_paste.A3" style:display-name="Cut_and_paste.A3" style:family="table-cell">
      <style:table-cell-properties fo:padding="0.0382in" fo:border-left="0.05pt solid #000000" fo:border-right="none" fo:border-top="none" fo:border-bottom="0.05pt solid #000000"/>
    </style:style>
    <style:style style:name="Cut_5f_and_5f_paste.B3" style:display-name="Cut_and_paste.B3" style:family="table-cell">
      <style:table-cell-properties fo:padding="0.0382in" fo:border-left="0.05pt solid #000000" fo:border-right="0.05pt solid #000000" fo:border-top="none" fo:border-bottom="0.05pt solid #000000"/>
    </style:style>
    <style:style style:name="Cut_5f_and_5f_paste.A4" style:display-name="Cut_and_paste.A4" style:family="table-cell">
      <style:table-cell-properties fo:padding="0.0382in" fo:border-left="0.05pt solid #000000" fo:border-right="none" fo:border-top="none" fo:border-bottom="0.05pt solid #000000"/>
    </style:style>
    <style:style style:name="Cut_5f_and_5f_paste.B4" style:display-name="Cut_and_paste.B4" style:family="table-cell">
      <style:table-cell-properties fo:padding="0.0382in" fo:border-left="0.05pt solid #000000" fo:border-right="0.05pt solid #000000" fo:border-top="none" fo:border-bottom="0.05pt solid #000000"/>
    </style:style>
    <style:style style:name="Cut_5f_and_5f_paste.A5" style:display-name="Cut_and_paste.A5" style:family="table-cell">
      <style:table-cell-properties fo:padding="0.0382in" fo:border-left="0.05pt solid #000000" fo:border-right="none" fo:border-top="none" fo:border-bottom="0.05pt solid #000000"/>
    </style:style>
    <style:style style:name="Cut_5f_and_5f_paste.B5" style:display-name="Cut_and_paste.B5" style:family="table-cell">
      <style:table-cell-properties fo:padding="0.0382in" fo:border-left="0.05pt solid #000000" fo:border-right="0.05pt solid #000000" fo:border-top="none" fo:border-bottom="0.05pt solid #000000"/>
    </style:style>
    <style:style style:name="Cut_5f_and_5f_paste.A6" style:display-name="Cut_and_paste.A6" style:family="table-cell">
      <style:table-cell-properties fo:padding="0.0382in" fo:border-left="0.05pt solid #000000" fo:border-right="none" fo:border-top="none" fo:border-bottom="0.05pt solid #000000"/>
    </style:style>
    <style:style style:name="Cut_5f_and_5f_paste.B6" style:display-name="Cut_and_paste.B6" style:family="table-cell">
      <style:table-cell-properties fo:padding="0.0382in" fo:border-left="0.05pt solid #000000" fo:border-right="0.05pt solid #000000" fo:border-top="none" fo:border-bottom="0.05pt solid #000000"/>
    </style:style>
    <style:style style:name="History" style:family="table">
      <style:table-properties style:width="6.9271in" fo:margin-left="0in" table:align="left"/>
    </style:style>
    <style:style style:name="History.A" style:family="table-column">
      <style:table-column-properties style:column-width="2.5in"/>
    </style:style>
    <style:style style:name="History.B" style:family="table-column">
      <style:table-column-properties style:column-width="4.4271in"/>
    </style:style>
    <style:style style:name="History.A1" style:family="table-cell">
      <style:table-cell-properties fo:background-color="#cccccc" fo:padding="0.0382in" fo:border-left="0.05pt solid #000000" fo:border-right="none" fo:border-top="0.05pt solid #000000" fo:border-bottom="0.05pt solid #000000">
        <style:background-image/>
      </style:table-cell-properties>
    </style:style>
    <style:style style:name="History.B1" style:family="table-cell">
      <style:table-cell-properties fo:background-color="#cccccc" fo:padding="0.0382in" fo:border="0.05pt solid #000000">
        <style:background-image/>
      </style:table-cell-properties>
    </style:style>
    <style:style style:name="History.A2" style:family="table-cell">
      <style:table-cell-properties fo:padding="0.0382in" fo:border-left="0.05pt solid #000000" fo:border-right="none" fo:border-top="none" fo:border-bottom="0.05pt solid #000000"/>
    </style:style>
    <style:style style:name="History.B2" style:family="table-cell">
      <style:table-cell-properties fo:padding="0.0382in" fo:border-left="0.05pt solid #000000" fo:border-right="0.05pt solid #000000" fo:border-top="none" fo:border-bottom="0.05pt solid #000000"/>
    </style:style>
    <style:style style:name="History.A3" style:family="table-cell">
      <style:table-cell-properties fo:padding="0.0382in" fo:border-left="0.05pt solid #000000" fo:border-right="none" fo:border-top="none" fo:border-bottom="0.05pt solid #000000"/>
    </style:style>
    <style:style style:name="History.B3" style:family="table-cell">
      <style:table-cell-properties fo:padding="0.0382in" fo:border-left="0.05pt solid #000000" fo:border-right="0.05pt solid #000000" fo:border-top="none" fo:border-bottom="0.05pt solid #000000"/>
    </style:style>
    <style:style style:name="History.A4" style:family="table-cell">
      <style:table-cell-properties fo:padding="0.0382in" fo:border-left="0.05pt solid #000000" fo:border-right="none" fo:border-top="none" fo:border-bottom="0.05pt solid #000000"/>
    </style:style>
    <style:style style:name="History.B4" style:family="table-cell">
      <style:table-cell-properties fo:padding="0.0382in" fo:border-left="0.05pt solid #000000" fo:border-right="0.05pt solid #000000" fo:border-top="none" fo:border-bottom="0.05pt solid #000000"/>
    </style:style>
    <style:style style:name="History.A5" style:family="table-cell">
      <style:table-cell-properties fo:padding="0.0382in" fo:border-left="0.05pt solid #000000" fo:border-right="none" fo:border-top="none" fo:border-bottom="0.05pt solid #000000"/>
    </style:style>
    <style:style style:name="History.B5" style:family="table-cell">
      <style:table-cell-properties fo:padding="0.0382in" fo:border-left="0.05pt solid #000000" fo:border-right="0.05pt solid #000000" fo:border-top="none" fo:border-bottom="0.05pt solid #000000"/>
    </style:style>
    <style:style style:name="History.A6" style:family="table-cell">
      <style:table-cell-properties fo:padding="0.0382in" fo:border-left="0.05pt solid #000000" fo:border-right="none" fo:border-top="none" fo:border-bottom="0.05pt solid #000000"/>
    </style:style>
    <style:style style:name="History.B6" style:family="table-cell">
      <style:table-cell-properties fo:padding="0.0382in" fo:border-left="0.05pt solid #000000" fo:border-right="0.05pt solid #000000" fo:border-top="none" fo:border-bottom="0.05pt solid #000000"/>
    </style:style>
    <style:style style:name="History.A7" style:family="table-cell">
      <style:table-cell-properties fo:padding="0.0382in" fo:border-left="0.05pt solid #000000" fo:border-right="none" fo:border-top="none" fo:border-bottom="0.05pt solid #000000"/>
    </style:style>
    <style:style style:name="History.B7" style:family="table-cell">
      <style:table-cell-properties fo:padding="0.0382in" fo:border-left="0.05pt solid #000000" fo:border-right="0.05pt solid #000000" fo:border-top="none" fo:border-bottom="0.05pt solid #000000"/>
    </style:style>
    <style:style style:name="History.A8" style:family="table-cell">
      <style:table-cell-properties fo:padding="0.0382in" fo:border-left="0.05pt solid #000000" fo:border-right="none" fo:border-top="none" fo:border-bottom="0.05pt solid #000000"/>
    </style:style>
    <style:style style:name="History.B8" style:family="table-cell">
      <style:table-cell-properties fo:padding="0.0382in" fo:border-left="0.05pt solid #000000" fo:border-right="0.05pt solid #000000" fo:border-top="none" fo:border-bottom="0.05pt solid #000000"/>
    </style:style>
    <style:style style:name="History.A9" style:family="table-cell">
      <style:table-cell-properties fo:padding="0.0382in" fo:border-left="0.05pt solid #000000" fo:border-right="none" fo:border-top="none" fo:border-bottom="0.05pt solid #000000"/>
    </style:style>
    <style:style style:name="History.B9" style:family="table-cell">
      <style:table-cell-properties fo:padding="0.0382in" fo:border-left="0.05pt solid #000000" fo:border-right="0.05pt solid #000000" fo:border-top="none" fo:border-bottom="0.05pt solid #000000"/>
    </style:style>
    <style:style style:name="History_5f_expansino" style:display-name="History_expansino" style:family="table">
      <style:table-properties style:width="6.9271in" fo:margin-left="0in" table:align="left"/>
    </style:style>
    <style:style style:name="History_5f_expansino.A" style:display-name="History_expansino.A" style:family="table-column">
      <style:table-column-properties style:column-width="2.5in"/>
    </style:style>
    <style:style style:name="History_5f_expansino.B" style:display-name="History_expansino.B" style:family="table-column">
      <style:table-column-properties style:column-width="4.4271in"/>
    </style:style>
    <style:style style:name="History_5f_expansino.A1" style:display-name="History_expansino.A1" style:family="table-cell">
      <style:table-cell-properties fo:background-color="#cccccc" fo:padding="0.0382in" fo:border-left="0.05pt solid #000000" fo:border-right="none" fo:border-top="0.05pt solid #000000" fo:border-bottom="0.05pt solid #000000">
        <style:background-image/>
      </style:table-cell-properties>
    </style:style>
    <style:style style:name="History_5f_expansino.B1" style:display-name="History_expansino.B1" style:family="table-cell">
      <style:table-cell-properties fo:background-color="#cccccc" fo:padding="0.0382in" fo:border="0.05pt solid #000000">
        <style:background-image/>
      </style:table-cell-properties>
    </style:style>
    <style:style style:name="History_5f_expansino.A2" style:display-name="History_expansino.A2" style:family="table-cell">
      <style:table-cell-properties fo:padding="0.0382in" fo:border-left="0.05pt solid #000000" fo:border-right="none" fo:border-top="none" fo:border-bottom="0.05pt solid #000000"/>
    </style:style>
    <style:style style:name="History_5f_expansino.B2" style:display-name="History_expansino.B2" style:family="table-cell">
      <style:table-cell-properties fo:padding="0.0382in" fo:border-left="0.05pt solid #000000" fo:border-right="0.05pt solid #000000" fo:border-top="none" fo:border-bottom="0.05pt solid #000000"/>
    </style:style>
    <style:style style:name="History_5f_expansino.A3" style:display-name="History_expansino.A3" style:family="table-cell">
      <style:table-cell-properties fo:padding="0.0382in" fo:border-left="0.05pt solid #000000" fo:border-right="none" fo:border-top="none" fo:border-bottom="0.05pt solid #000000"/>
    </style:style>
    <style:style style:name="History_5f_expansino.B3" style:display-name="History_expansino.B3" style:family="table-cell">
      <style:table-cell-properties fo:padding="0.0382in" fo:border-left="0.05pt solid #000000" fo:border-right="0.05pt solid #000000" fo:border-top="none" fo:border-bottom="0.05pt solid #000000"/>
    </style:style>
    <style:style style:name="History_5f_expansino.A4" style:display-name="History_expansino.A4" style:family="table-cell">
      <style:table-cell-properties fo:padding="0.0382in" fo:border-left="0.05pt solid #000000" fo:border-right="none" fo:border-top="none" fo:border-bottom="0.05pt solid #000000"/>
    </style:style>
    <style:style style:name="History_5f_expansino.B4" style:display-name="History_expansino.B4" style:family="table-cell">
      <style:table-cell-properties fo:padding="0.0382in" fo:border-left="0.05pt solid #000000" fo:border-right="0.05pt solid #000000" fo:border-top="none" fo:border-bottom="0.05pt solid #000000"/>
    </style:style>
    <style:style style:name="History_5f_expansino.A5" style:display-name="History_expansino.A5" style:family="table-cell">
      <style:table-cell-properties fo:padding="0.0382in" fo:border-left="0.05pt solid #000000" fo:border-right="none" fo:border-top="none" fo:border-bottom="0.05pt solid #000000"/>
    </style:style>
    <style:style style:name="History_5f_expansino.B5" style:display-name="History_expansino.B5" style:family="table-cell">
      <style:table-cell-properties fo:padding="0.0382in" fo:border-left="0.05pt solid #000000" fo:border-right="0.05pt solid #000000" fo:border-top="none" fo:border-bottom="0.05pt solid #000000"/>
    </style:style>
    <style:style style:name="Octal_5f_permission" style:display-name="Octal_permission" style:family="table">
      <style:table-properties style:width="6.925in" table:align="margins" style:shadow="none" style:may-break-between-rows="false"/>
    </style:style>
    <style:style style:name="Octal_5f_permission.A" style:display-name="Octal_permission.A" style:family="table-column">
      <style:table-column-properties style:column-width="2.3083in" style:rel-column-width="21845*"/>
    </style:style>
    <style:style style:name="Octal_5f_permission.A1" style:display-name="Octal_permission.A1" style:family="table-cell">
      <style:table-cell-properties fo:background-color="#cccccc" fo:padding="0.0382in" fo:border-left="0.05pt solid #000000" fo:border-right="none" fo:border-top="0.05pt solid #000000" fo:border-bottom="0.05pt solid #000000">
        <style:background-image/>
      </style:table-cell-properties>
    </style:style>
    <style:style style:name="Octal_5f_permission.C1" style:display-name="Octal_permission.C1" style:family="table-cell">
      <style:table-cell-properties fo:background-color="#cccccc" fo:padding="0.0382in" fo:border="0.05pt solid #000000">
        <style:background-image/>
      </style:table-cell-properties>
    </style:style>
    <style:style style:name="Octal_5f_permission.A2" style:display-name="Octal_permission.A2" style:family="table-cell">
      <style:table-cell-properties fo:padding="0.0382in" fo:border-left="0.05pt solid #000000" fo:border-right="none" fo:border-top="none" fo:border-bottom="0.05pt solid #000000"/>
    </style:style>
    <style:style style:name="Octal_5f_permission.B2" style:display-name="Octal_permission.B2" style:family="table-cell">
      <style:table-cell-properties fo:padding="0.0382in" fo:border-left="0.05pt solid #000000" fo:border-right="none" fo:border-top="none" fo:border-bottom="0.05pt solid #000000"/>
    </style:style>
    <style:style style:name="Octal_5f_permission.C2" style:display-name="Octal_permission.C2" style:family="table-cell">
      <style:table-cell-properties fo:padding="0.0382in" fo:border-left="0.05pt solid #000000" fo:border-right="0.05pt solid #000000" fo:border-top="none" fo:border-bottom="0.05pt solid #000000"/>
    </style:style>
    <style:style style:name="Octal_5f_permission.A3" style:display-name="Octal_permission.A3" style:family="table-cell">
      <style:table-cell-properties fo:padding="0.0382in" fo:border-left="0.05pt solid #000000" fo:border-right="none" fo:border-top="none" fo:border-bottom="0.05pt solid #000000"/>
    </style:style>
    <style:style style:name="Octal_5f_permission.B3" style:display-name="Octal_permission.B3" style:family="table-cell">
      <style:table-cell-properties fo:padding="0.0382in" fo:border-left="0.05pt solid #000000" fo:border-right="none" fo:border-top="none" fo:border-bottom="0.05pt solid #000000"/>
    </style:style>
    <style:style style:name="Octal_5f_permission.C3" style:display-name="Octal_permission.C3" style:family="table-cell">
      <style:table-cell-properties fo:padding="0.0382in" fo:border-left="0.05pt solid #000000" fo:border-right="0.05pt solid #000000" fo:border-top="none" fo:border-bottom="0.05pt solid #000000"/>
    </style:style>
    <style:style style:name="Octal_5f_permission.A4" style:display-name="Octal_permission.A4" style:family="table-cell">
      <style:table-cell-properties fo:padding="0.0382in" fo:border-left="0.05pt solid #000000" fo:border-right="none" fo:border-top="none" fo:border-bottom="0.05pt solid #000000"/>
    </style:style>
    <style:style style:name="Octal_5f_permission.B4" style:display-name="Octal_permission.B4" style:family="table-cell">
      <style:table-cell-properties fo:padding="0.0382in" fo:border-left="0.05pt solid #000000" fo:border-right="none" fo:border-top="none" fo:border-bottom="0.05pt solid #000000"/>
    </style:style>
    <style:style style:name="Octal_5f_permission.C4" style:display-name="Octal_permission.C4" style:family="table-cell">
      <style:table-cell-properties fo:padding="0.0382in" fo:border-left="0.05pt solid #000000" fo:border-right="0.05pt solid #000000" fo:border-top="none" fo:border-bottom="0.05pt solid #000000"/>
    </style:style>
    <style:style style:name="Octal_5f_permission.A5" style:display-name="Octal_permission.A5" style:family="table-cell">
      <style:table-cell-properties fo:padding="0.0382in" fo:border-left="0.05pt solid #000000" fo:border-right="none" fo:border-top="none" fo:border-bottom="0.05pt solid #000000"/>
    </style:style>
    <style:style style:name="Octal_5f_permission.B5" style:display-name="Octal_permission.B5" style:family="table-cell">
      <style:table-cell-properties fo:padding="0.0382in" fo:border-left="0.05pt solid #000000" fo:border-right="none" fo:border-top="none" fo:border-bottom="0.05pt solid #000000"/>
    </style:style>
    <style:style style:name="Octal_5f_permission.C5" style:display-name="Octal_permission.C5" style:family="table-cell">
      <style:table-cell-properties fo:padding="0.0382in" fo:border-left="0.05pt solid #000000" fo:border-right="0.05pt solid #000000" fo:border-top="none" fo:border-bottom="0.05pt solid #000000"/>
    </style:style>
    <style:style style:name="Octal_5f_permission.A6" style:display-name="Octal_permission.A6" style:family="table-cell">
      <style:table-cell-properties fo:padding="0.0382in" fo:border-left="0.05pt solid #000000" fo:border-right="none" fo:border-top="none" fo:border-bottom="0.05pt solid #000000"/>
    </style:style>
    <style:style style:name="Octal_5f_permission.B6" style:display-name="Octal_permission.B6" style:family="table-cell">
      <style:table-cell-properties fo:padding="0.0382in" fo:border-left="0.05pt solid #000000" fo:border-right="none" fo:border-top="none" fo:border-bottom="0.05pt solid #000000"/>
    </style:style>
    <style:style style:name="Octal_5f_permission.C6" style:display-name="Octal_permission.C6" style:family="table-cell">
      <style:table-cell-properties fo:padding="0.0382in" fo:border-left="0.05pt solid #000000" fo:border-right="0.05pt solid #000000" fo:border-top="none" fo:border-bottom="0.05pt solid #000000"/>
    </style:style>
    <style:style style:name="Octal_5f_permission.A7" style:display-name="Octal_permission.A7" style:family="table-cell">
      <style:table-cell-properties fo:padding="0.0382in" fo:border-left="0.05pt solid #000000" fo:border-right="none" fo:border-top="none" fo:border-bottom="0.05pt solid #000000"/>
    </style:style>
    <style:style style:name="Octal_5f_permission.B7" style:display-name="Octal_permission.B7" style:family="table-cell">
      <style:table-cell-properties fo:padding="0.0382in" fo:border-left="0.05pt solid #000000" fo:border-right="none" fo:border-top="none" fo:border-bottom="0.05pt solid #000000"/>
    </style:style>
    <style:style style:name="Octal_5f_permission.C7" style:display-name="Octal_permission.C7" style:family="table-cell">
      <style:table-cell-properties fo:padding="0.0382in" fo:border-left="0.05pt solid #000000" fo:border-right="0.05pt solid #000000" fo:border-top="none" fo:border-bottom="0.05pt solid #000000"/>
    </style:style>
    <style:style style:name="Octal_5f_permission.A8" style:display-name="Octal_permission.A8" style:family="table-cell">
      <style:table-cell-properties fo:padding="0.0382in" fo:border-left="0.05pt solid #000000" fo:border-right="none" fo:border-top="none" fo:border-bottom="0.05pt solid #000000"/>
    </style:style>
    <style:style style:name="Octal_5f_permission.B8" style:display-name="Octal_permission.B8" style:family="table-cell">
      <style:table-cell-properties fo:padding="0.0382in" fo:border-left="0.05pt solid #000000" fo:border-right="none" fo:border-top="none" fo:border-bottom="0.05pt solid #000000"/>
    </style:style>
    <style:style style:name="Octal_5f_permission.C8" style:display-name="Octal_permission.C8" style:family="table-cell">
      <style:table-cell-properties fo:padding="0.0382in" fo:border-left="0.05pt solid #000000" fo:border-right="0.05pt solid #000000" fo:border-top="none" fo:border-bottom="0.05pt solid #000000"/>
    </style:style>
    <style:style style:name="Octal_5f_permission.A9" style:display-name="Octal_permission.A9" style:family="table-cell">
      <style:table-cell-properties fo:padding="0.0382in" fo:border-left="0.05pt solid #000000" fo:border-right="none" fo:border-top="none" fo:border-bottom="0.05pt solid #000000"/>
    </style:style>
    <style:style style:name="Octal_5f_permission.B9" style:display-name="Octal_permission.B9" style:family="table-cell">
      <style:table-cell-properties fo:padding="0.0382in" fo:border-left="0.05pt solid #000000" fo:border-right="none" fo:border-top="none" fo:border-bottom="0.05pt solid #000000"/>
    </style:style>
    <style:style style:name="Octal_5f_permission.C9" style:display-name="Octal_permission.C9" style:family="table-cell">
      <style:table-cell-properties fo:padding="0.0382in" fo:border-left="0.05pt solid #000000" fo:border-right="0.05pt solid #000000" fo:border-top="none" fo:border-bottom="0.05pt solid #000000"/>
    </style:style>
    <style:style style:name="File_5f_attributes" style:display-name="File_attributes" style:family="table">
      <style:table-properties style:width="6.9271in" fo:margin-left="0in" table:align="left"/>
    </style:style>
    <style:style style:name="File_5f_attributes.A" style:display-name="File_attributes.A" style:family="table-column">
      <style:table-column-properties style:column-width="1.6236in"/>
    </style:style>
    <style:style style:name="File_5f_attributes.B" style:display-name="File_attributes.B" style:family="table-column">
      <style:table-column-properties style:column-width="5.3035in"/>
    </style:style>
    <style:style style:name="File_5f_attributes.A1" style:display-name="File_attribut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File_5f_attributes.B1" style:display-name="File_attributes.B1" style:family="table-cell">
      <style:table-cell-properties fo:background-color="#cccccc" fo:padding="0.0382in" fo:border="0.05pt solid #000000">
        <style:background-image/>
      </style:table-cell-properties>
    </style:style>
    <style:style style:name="File_5f_attributes.A2" style:display-name="File_attributes.A2" style:family="table-cell">
      <style:table-cell-properties fo:padding="0.0382in" fo:border-left="0.05pt solid #000000" fo:border-right="none" fo:border-top="none" fo:border-bottom="0.05pt solid #000000"/>
    </style:style>
    <style:style style:name="File_5f_attributes.B2" style:display-name="File_attributes.B2" style:family="table-cell">
      <style:table-cell-properties fo:padding="0.0382in" fo:border-left="0.05pt solid #000000" fo:border-right="0.05pt solid #000000" fo:border-top="none" fo:border-bottom="0.05pt solid #000000"/>
    </style:style>
    <style:style style:name="File_5f_attributes.A3" style:display-name="File_attributes.A3" style:family="table-cell">
      <style:table-cell-properties fo:padding="0.0382in" fo:border-left="0.05pt solid #000000" fo:border-right="none" fo:border-top="none" fo:border-bottom="0.05pt solid #000000"/>
    </style:style>
    <style:style style:name="File_5f_attributes.B3" style:display-name="File_attributes.B3" style:family="table-cell">
      <style:table-cell-properties fo:padding="0.0382in" fo:border-left="0.05pt solid #000000" fo:border-right="0.05pt solid #000000" fo:border-top="none" fo:border-bottom="0.05pt solid #000000"/>
    </style:style>
    <style:style style:name="File_5f_attributes.A4" style:display-name="File_attributes.A4" style:family="table-cell">
      <style:table-cell-properties fo:padding="0.0382in" fo:border-left="0.05pt solid #000000" fo:border-right="none" fo:border-top="none" fo:border-bottom="0.05pt solid #000000"/>
    </style:style>
    <style:style style:name="File_5f_attributes.B4" style:display-name="File_attributes.B4" style:family="table-cell">
      <style:table-cell-properties fo:padding="0.0382in" fo:border-left="0.05pt solid #000000" fo:border-right="0.05pt solid #000000" fo:border-top="none" fo:border-bottom="0.05pt solid #000000"/>
    </style:style>
    <style:style style:name="File_5f_attributes.A5" style:display-name="File_attributes.A5" style:family="table-cell">
      <style:table-cell-properties fo:padding="0.0382in" fo:border-left="0.05pt solid #000000" fo:border-right="none" fo:border-top="none" fo:border-bottom="0.05pt solid #000000"/>
    </style:style>
    <style:style style:name="File_5f_attributes.B5" style:display-name="File_attributes.B5" style:family="table-cell">
      <style:table-cell-properties fo:padding="0.0382in" fo:border-left="0.05pt solid #000000" fo:border-right="0.05pt solid #000000" fo:border-top="none" fo:border-bottom="0.05pt solid #000000"/>
    </style:style>
    <style:style style:name="File_5f_attributes.A6" style:display-name="File_attributes.A6" style:family="table-cell">
      <style:table-cell-properties fo:padding="0.0382in" fo:border-left="0.05pt solid #000000" fo:border-right="none" fo:border-top="none" fo:border-bottom="0.05pt solid #000000"/>
    </style:style>
    <style:style style:name="File_5f_attributes.B6" style:display-name="File_attributes.B6" style:family="table-cell">
      <style:table-cell-properties fo:padding="0.0382in" fo:border-left="0.05pt solid #000000" fo:border-right="0.05pt solid #000000" fo:border-top="none" fo:border-bottom="0.05pt solid #000000"/>
    </style:style>
    <style:style style:name="Permission_5f_attributes" style:display-name="Permission_attributes" style:family="table">
      <style:table-properties style:width="6.9271in" fo:margin-left="0in" table:align="left" style:shadow="none"/>
    </style:style>
    <style:style style:name="Permission_5f_attributes.A" style:display-name="Permission_attributes.A" style:family="table-column">
      <style:table-column-properties style:column-width="1.6236in"/>
    </style:style>
    <style:style style:name="Permission_5f_attributes.B" style:display-name="Permission_attributes.B" style:family="table-column">
      <style:table-column-properties style:column-width="2.9931in"/>
    </style:style>
    <style:style style:name="Permission_5f_attributes.C" style:display-name="Permission_attributes.C" style:family="table-column">
      <style:table-column-properties style:column-width="2.3104in"/>
    </style:style>
    <style:style style:name="Permission_5f_attributes.A1" style:display-name="Permission_attribut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Permission_5f_attributes.C1" style:display-name="Permission_attributes.C1" style:family="table-cell">
      <style:table-cell-properties fo:background-color="#cccccc" fo:padding="0.0382in" fo:border="0.05pt solid #000000">
        <style:background-image/>
      </style:table-cell-properties>
    </style:style>
    <style:style style:name="Permission_5f_attributes.A2" style:display-name="Permission_attributes.A2" style:family="table-cell">
      <style:table-cell-properties fo:padding="0.0382in" fo:border-left="0.05pt solid #000000" fo:border-right="none" fo:border-top="none" fo:border-bottom="0.05pt solid #000000"/>
    </style:style>
    <style:style style:name="Permission_5f_attributes.B2" style:display-name="Permission_attributes.B2" style:family="table-cell">
      <style:table-cell-properties fo:padding="0.0382in" fo:border-left="0.05pt solid #000000" fo:border-right="none" fo:border-top="none" fo:border-bottom="0.05pt solid #000000"/>
    </style:style>
    <style:style style:name="Permission_5f_attributes.C2" style:display-name="Permission_attributes.C2" style:family="table-cell">
      <style:table-cell-properties fo:padding="0.0382in" fo:border-left="0.05pt solid #000000" fo:border-right="0.05pt solid #000000" fo:border-top="none" fo:border-bottom="0.05pt solid #000000"/>
    </style:style>
    <style:style style:name="Permission_5f_attributes.A3" style:display-name="Permission_attributes.A3" style:family="table-cell">
      <style:table-cell-properties fo:padding="0.0382in" fo:border-left="0.05pt solid #000000" fo:border-right="none" fo:border-top="none" fo:border-bottom="0.05pt solid #000000"/>
    </style:style>
    <style:style style:name="Permission_5f_attributes.B3" style:display-name="Permission_attributes.B3" style:family="table-cell">
      <style:table-cell-properties fo:padding="0.0382in" fo:border-left="0.05pt solid #000000" fo:border-right="none" fo:border-top="none" fo:border-bottom="0.05pt solid #000000"/>
    </style:style>
    <style:style style:name="Permission_5f_attributes.C3" style:display-name="Permission_attributes.C3" style:family="table-cell">
      <style:table-cell-properties fo:padding="0.0382in" fo:border-left="0.05pt solid #000000" fo:border-right="0.05pt solid #000000" fo:border-top="none" fo:border-bottom="0.05pt solid #000000"/>
    </style:style>
    <style:style style:name="Permission_5f_attributes.A4" style:display-name="Permission_attributes.A4" style:family="table-cell">
      <style:table-cell-properties fo:padding="0.0382in" fo:border-left="0.05pt solid #000000" fo:border-right="none" fo:border-top="none" fo:border-bottom="0.05pt solid #000000"/>
    </style:style>
    <style:style style:name="Permission_5f_attributes.B4" style:display-name="Permission_attributes.B4" style:family="table-cell">
      <style:table-cell-properties fo:padding="0.0382in" fo:border-left="0.05pt solid #000000" fo:border-right="none" fo:border-top="none" fo:border-bottom="0.05pt solid #000000"/>
    </style:style>
    <style:style style:name="Permission_5f_attributes.C4" style:display-name="Permission_attributes.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2pt" fo:font-weight="normal" officeooo:rsid="00027f8b" officeooo:paragraph-rsid="00027f8b"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6pt" fo:font-weight="bold" officeooo:rsid="0015cba3" officeooo:paragraph-rsid="0015cba3"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9f8d3" officeooo:paragraph-rsid="0019f8d3" style:font-size-asian="14pt" style:font-weight-asian="bold" style:font-size-complex="16pt" style:font-weight-complex="bold"/>
    </style:style>
    <style:style style:name="P4" style:family="paragraph" style:parent-style-name="Standard">
      <style:paragraph-properties fo:text-align="center" style:justify-single-word="false">
        <style:tab-stops/>
      </style:paragraph-properties>
      <style:text-properties fo:font-size="16pt" fo:font-weight="bold" officeooo:rsid="001c080c" officeooo:paragraph-rsid="001c080c" style:font-size-asian="14pt" style:font-weight-asian="bold" style:font-size-complex="16pt" style:font-weight-complex="bold"/>
    </style:style>
    <style:style style:name="P5" style:family="paragraph" style:parent-style-name="Standard">
      <style:paragraph-properties fo:text-align="center" style:justify-single-word="false">
        <style:tab-stops/>
      </style:paragraph-properties>
      <style:text-properties fo:font-size="16pt" fo:font-weight="bold" officeooo:rsid="001d8469" officeooo:paragraph-rsid="001d8469" style:font-size-asian="10.5pt" style:font-weight-asian="bold" style:font-size-complex="12pt" style:font-weight-complex="bold"/>
    </style:style>
    <style:style style:name="P6" style:family="paragraph" style:parent-style-name="Standard">
      <style:paragraph-properties fo:text-align="center" style:justify-single-word="false">
        <style:tab-stops/>
      </style:paragraph-properties>
      <style:text-properties fo:font-size="16pt" fo:font-weight="bold" officeooo:rsid="001df872" officeooo:paragraph-rsid="001df87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5cba3" officeooo:paragraph-rsid="0015cba3"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normal" officeooo:rsid="0019f8d3" officeooo:paragraph-rsid="0019f8d3" style:font-size-asian="10.5pt" style:font-weight-asian="normal" style:font-size-complex="12pt" style:font-weight-complex="normal"/>
    </style:style>
    <style:style style:name="P9" style:family="paragraph" style:parent-style-name="Standard">
      <style:paragraph-properties fo:text-align="start" style:justify-single-word="false">
        <style:tab-stops>
          <style:tab-stop style:position="6.0102in"/>
        </style:tab-stops>
      </style:paragraph-properties>
      <style:text-properties fo:font-size="12pt" fo:font-weight="normal" officeooo:rsid="001b0828" officeooo:paragraph-rsid="001b082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b0828" officeooo:paragraph-rsid="001b0828" style:font-size-asian="10.5pt" style:font-weight-asian="normal" style:font-size-complex="12pt" style:font-weight-complex="normal"/>
    </style:style>
    <style:style style:name="P11" style:family="paragraph" style:parent-style-name="Standard">
      <style:paragraph-properties fo:text-align="start" style:justify-single-word="false">
        <style:tab-stops>
          <style:tab-stop style:position="6.0102in"/>
        </style:tab-stops>
      </style:paragraph-properties>
      <style:text-properties fo:font-size="12pt" fo:font-weight="normal" officeooo:rsid="001b60e0" officeooo:paragraph-rsid="001b60e0" style:font-size-asian="10.5pt" style:font-weight-asian="normal" style:font-size-complex="12pt" style:font-weight-complex="normal"/>
    </style:style>
    <style:style style:name="P12" style:family="paragraph" style:parent-style-name="Standard">
      <style:paragraph-properties fo:text-align="center" style:justify-single-word="false">
        <style:tab-stops/>
      </style:paragraph-properties>
      <style:text-properties fo:font-size="12pt" fo:font-weight="normal" officeooo:rsid="001c080c" officeooo:paragraph-rsid="001c080c" style:font-size-asian="10.5pt" style:font-weight-asian="normal" style:font-size-complex="12pt" style:font-weight-complex="normal"/>
    </style:style>
    <style:style style:name="P13" style:family="paragraph" style:parent-style-name="Standard">
      <style:paragraph-properties fo:text-align="center" style:justify-single-word="false">
        <style:tab-stops/>
      </style:paragraph-properties>
      <style:text-properties fo:font-size="12pt" fo:font-weight="normal" officeooo:rsid="001d8469" officeooo:paragraph-rsid="001d8469" style:font-size-asian="10.5pt" style:font-weight-asian="normal" style:font-size-complex="12pt" style:font-weight-complex="normal"/>
    </style:style>
    <style:style style:name="P14" style:family="paragraph" style:parent-style-name="Standard">
      <style:paragraph-properties fo:text-align="center" style:justify-single-word="false">
        <style:tab-stops/>
      </style:paragraph-properties>
      <style:text-properties fo:font-size="12pt" fo:font-weight="normal" officeooo:rsid="001df872" officeooo:paragraph-rsid="001df872" style:font-size-asian="10.5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Liberation Serif" fo:font-size="12pt" style:font-size-asian="10.5pt" style:font-size-complex="12pt"/>
    </style:style>
    <style:style style:name="P16" style:family="paragraph" style:parent-style-name="Table_20_Contents">
      <style:paragraph-properties fo:text-align="start" style:justify-single-word="false"/>
      <style:text-properties style:font-name="Liberation Serif" fo:font-size="12pt" officeooo:paragraph-rsid="0019f8d3" style:font-size-asian="10.5pt" style:font-size-complex="12pt"/>
    </style:style>
    <style:style style:name="P17" style:family="paragraph" style:parent-style-name="Table_20_Contents">
      <style:paragraph-properties fo:text-align="start" style:justify-single-word="false"/>
      <style:text-properties style:font-name="Liberation Serif" fo:font-size="12pt" officeooo:rsid="00027f8b" officeooo:paragraph-rsid="00027f8b" style:font-size-asian="10.5pt" style:font-size-complex="12pt"/>
    </style:style>
    <style:style style:name="P18" style:family="paragraph" style:parent-style-name="Table_20_Contents">
      <style:paragraph-properties fo:text-align="start" style:justify-single-word="false"/>
      <style:text-properties style:font-name="Liberation Serif" fo:font-size="12pt" officeooo:rsid="0003ac30" officeooo:paragraph-rsid="0003ac30" style:font-size-asian="10.5pt" style:font-size-complex="12pt"/>
    </style:style>
    <style:style style:name="P19" style:family="paragraph" style:parent-style-name="Table_20_Contents">
      <style:paragraph-properties fo:text-align="start" style:justify-single-word="false"/>
      <style:text-properties style:font-name="Liberation Serif" fo:font-size="12pt" officeooo:rsid="0003ae51" officeooo:paragraph-rsid="0003ae51" style:font-size-asian="10.5pt" style:font-size-complex="12pt"/>
    </style:style>
    <style:style style:name="P20" style:family="paragraph" style:parent-style-name="Table_20_Contents">
      <style:paragraph-properties fo:text-align="start" style:justify-single-word="false"/>
      <style:text-properties fo:font-size="12pt" officeooo:rsid="000194f0" officeooo:paragraph-rsid="000194f0" style:font-size-asian="10.5pt" style:font-size-complex="12pt"/>
    </style:style>
    <style:style style:name="P21" style:family="paragraph" style:parent-style-name="Table_20_Contents">
      <style:paragraph-properties fo:text-align="start" style:justify-single-word="false"/>
      <style:text-properties fo:font-size="12pt" style:font-size-asian="10.5pt" style:font-size-complex="12pt"/>
    </style:style>
    <style:style style:name="P22" style:family="paragraph" style:parent-style-name="Table_20_Contents">
      <style:paragraph-properties fo:text-align="start" style:justify-single-word="false"/>
      <style:text-properties fo:font-size="12pt" officeooo:rsid="0015cba3" officeooo:paragraph-rsid="0015cba3" style:font-size-asian="10.5pt" style:font-size-complex="12pt"/>
    </style:style>
    <style:style style:name="P23" style:family="paragraph" style:parent-style-name="Table_20_Contents">
      <style:paragraph-properties fo:text-align="center" style:justify-single-word="false"/>
      <style:text-properties fo:font-size="12pt" officeooo:rsid="0015cba3" officeooo:paragraph-rsid="0015cba3" style:font-size-asian="10.5pt" style:font-size-complex="12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style:paragraph-properties fo:text-align="start" style:justify-single-word="false"/>
      <style:text-properties fo:font-size="12pt" officeooo:rsid="00173fcf" officeooo:paragraph-rsid="00173fcf" style:font-size-asian="10.5pt" style:font-size-complex="12pt"/>
    </style:style>
    <style:style style:name="P26" style:family="paragraph" style:parent-style-name="Table_20_Contents">
      <style:paragraph-properties fo:text-align="center" style:justify-single-word="false"/>
      <style:text-properties fo:font-size="12pt" officeooo:rsid="00173fcf" officeooo:paragraph-rsid="00173fcf" style:font-size-asian="10.5pt" style:font-size-complex="12pt"/>
    </style:style>
    <style:style style:name="P27" style:family="paragraph" style:parent-style-name="Table_20_Contents">
      <style:paragraph-properties fo:text-align="center" style:justify-single-word="false"/>
      <style:text-properties fo:font-size="12pt" officeooo:rsid="001c080c" officeooo:paragraph-rsid="001c080c" style:font-size-asian="10.5pt" style:font-size-complex="12pt"/>
    </style:style>
    <style:style style:name="P28" style:family="paragraph" style:parent-style-name="Table_20_Contents">
      <style:paragraph-properties fo:text-align="center" style:justify-single-word="false"/>
      <style:text-properties fo:font-size="12pt" officeooo:rsid="001d8469" officeooo:paragraph-rsid="001d8469" style:font-size-asian="10.5pt" style:font-size-complex="12pt"/>
    </style:style>
    <style:style style:name="P29" style:family="paragraph" style:parent-style-name="Table_20_Contents">
      <style:paragraph-properties fo:text-align="center" style:justify-single-word="false"/>
      <style:text-properties fo:font-size="12pt" officeooo:rsid="001df872" officeooo:paragraph-rsid="001df872" style:font-size-asian="10.5pt" style:font-size-complex="12pt"/>
    </style:style>
    <style:style style:name="P30" style:family="paragraph" style:parent-style-name="Table_20_Contents">
      <style:text-properties officeooo:rsid="0015cba3" officeooo:paragraph-rsid="0015cba3"/>
    </style:style>
    <style:style style:name="P31" style:family="paragraph" style:parent-style-name="Table_20_Contents">
      <style:paragraph-properties fo:text-align="center" style:justify-single-word="false"/>
      <style:text-properties officeooo:rsid="0015cba3" officeooo:paragraph-rsid="0015cba3"/>
    </style:style>
    <style:style style:name="P32" style:family="paragraph" style:parent-style-name="Table_20_Contents">
      <style:paragraph-properties fo:text-align="center" style:justify-single-word="false"/>
    </style:style>
    <style:style style:name="P33" style:family="paragraph" style:parent-style-name="Standard">
      <style:paragraph-properties fo:text-align="center" style:justify-single-word="false" fo:break-before="page"/>
      <style:text-properties style:font-name="Liberation Serif" fo:font-size="16pt" fo:font-weight="bold" officeooo:rsid="00027f8b" officeooo:paragraph-rsid="0019f8d3" style:font-size-asian="14pt" style:font-weight-asian="bold" style:font-size-complex="16pt" style:font-weight-complex="bold"/>
    </style:style>
    <style:style style:name="P34" style:family="paragraph" style:parent-style-name="Standard">
      <style:paragraph-properties fo:text-align="center" style:justify-single-word="false" fo:break-before="page"/>
      <style:text-properties fo:font-size="16pt" fo:font-weight="bold" officeooo:rsid="0015cba3" style:font-size-asian="14pt" style:font-weight-asian="bold" style:font-size-complex="16pt" style:font-weight-complex="bold"/>
    </style:style>
    <style:style style:name="P35" style:family="paragraph" style:parent-style-name="Standard">
      <style:paragraph-properties fo:text-align="center" style:justify-single-word="false" fo:break-before="page"/>
      <style:text-properties fo:font-size="16pt" fo:font-weight="bold" officeooo:rsid="001b0828" officeooo:paragraph-rsid="001b0828" style:font-size-asian="14pt" style:font-weight-asian="bold" style:font-size-complex="16pt" style:font-weight-complex="bold"/>
    </style:style>
    <style:style style:name="P36" style:family="paragraph" style:parent-style-name="Standard">
      <style:paragraph-properties fo:text-align="center" style:justify-single-word="false" fo:break-before="page"/>
      <style:text-properties fo:font-size="16pt" fo:font-weight="bold" officeooo:rsid="0019f8d3" officeooo:paragraph-rsid="0019f8d3" style:font-size-asian="14pt" style:font-weight-asian="bold" style:font-size-complex="16pt" style:font-weight-complex="bold"/>
    </style:style>
    <style:style style:name="P37" style:family="paragraph" style:parent-style-name="Standard">
      <style:paragraph-properties fo:text-align="center" style:justify-single-word="false" fo:break-before="page">
        <style:tab-stops/>
      </style:paragraph-properties>
      <style:text-properties fo:font-size="16pt" fo:font-weight="bold" officeooo:rsid="001d8469" officeooo:paragraph-rsid="001d8469" style:font-size-asian="10.5pt" style:font-weight-asian="bold" style:font-size-complex="12pt" style:font-weight-complex="bold"/>
    </style:style>
    <style:style style:name="P38" style:family="paragraph" style:parent-style-name="Standard">
      <style:paragraph-properties fo:text-align="center" style:justify-single-word="false" fo:break-before="page">
        <style:tab-stops/>
      </style:paragraph-properties>
      <style:text-properties fo:font-size="16pt" fo:font-weight="bold" officeooo:rsid="001df872" officeooo:paragraph-rsid="001df872" style:font-size-asian="10.5pt" style:font-weight-asian="bold" style:font-size-complex="12pt" style:font-weight-complex="bold"/>
    </style:style>
    <style:style style:name="P39" style:family="paragraph" style:parent-style-name="Standard" style:master-page-name="">
      <style:paragraph-properties fo:text-align="center" style:justify-single-word="false" style:page-number="auto" fo:break-before="auto" fo:break-after="auto"/>
      <style:text-properties fo:font-size="16pt" fo:font-weight="bold" officeooo:rsid="0019f8d3" officeooo:paragraph-rsid="0019f8d3" style:font-size-asian="14pt" style:font-weight-asian="bold" style:font-size-complex="16pt" style:font-weight-complex="bold"/>
    </style:style>
    <style:style style:name="P40" style:family="paragraph" style:parent-style-name="Standard">
      <style:paragraph-properties fo:margin-top="0in" fo:margin-bottom="0in" style:contextual-spacing="false" fo:text-align="center" style:justify-single-word="false"/>
      <style:text-properties fo:font-size="16pt" fo:font-weight="bold" officeooo:rsid="0019f8d3" officeooo:paragraph-rsid="0019f8d3" style:font-size-asian="14pt" style:font-weight-asian="bold" style:font-size-complex="16pt" style:font-weight-complex="bold"/>
    </style:style>
    <style:style style:name="P41" style:family="paragraph" style:parent-style-name="Standard">
      <style:paragraph-properties fo:margin-top="0in" fo:margin-bottom="0in" style:contextual-spacing="false" fo:text-align="center" style:justify-single-word="false"/>
      <style:text-properties fo:font-size="16pt" fo:font-weight="bold" officeooo:rsid="001eed84" officeooo:paragraph-rsid="001eed84" style:font-size-asian="14pt" style:font-weight-asian="bold" style:font-size-complex="16pt" style:font-weight-complex="bold"/>
    </style:style>
    <style:style style:name="P42" style:family="paragraph" style:parent-style-name="Standard">
      <style:paragraph-properties fo:margin-top="0in" fo:margin-bottom="0in" style:contextual-spacing="false" fo:text-align="center" style:justify-single-word="false"/>
      <style:text-properties fo:font-size="20pt" fo:font-weight="bold" officeooo:rsid="001eed84" officeooo:paragraph-rsid="001eed84" style:font-size-asian="17.5pt" style:font-weight-asian="bold" style:font-size-complex="20pt" style:font-weight-complex="bold"/>
    </style:style>
    <style:style style:name="P43" style:family="paragraph" style:parent-style-name="Table_20_Contents">
      <style:paragraph-properties fo:text-align="start" style:justify-single-word="false" fo:background-color="#cccccc">
        <style:background-image/>
      </style:paragraph-properties>
      <style:text-properties fo:font-size="12pt" officeooo:rsid="00173fcf" officeooo:paragraph-rsid="00173fcf" style:font-size-asian="10.5pt" style:font-size-complex="12pt"/>
    </style:style>
    <style:style style:name="P44" style:family="paragraph" style:parent-style-name="Standard">
      <style:paragraph-properties fo:text-align="center" style:justify-single-word="false">
        <style:tab-stops/>
      </style:paragraph-properties>
      <style:text-properties fo:font-size="12pt" fo:font-weight="normal" officeooo:rsid="001df872" officeooo:paragraph-rsid="001df872" style:font-size-asian="10.5pt" style:font-weight-asian="normal" style:font-size-complex="12pt" style:font-weight-complex="normal"/>
    </style:style>
    <style:style style:name="P45" style:family="paragraph" style:parent-style-name="Standard">
      <style:paragraph-properties fo:text-align="center" style:justify-single-word="false">
        <style:tab-stops/>
      </style:paragraph-properties>
      <style:text-properties fo:font-size="12pt" fo:font-weight="normal" officeooo:rsid="001f69bb" officeooo:paragraph-rsid="001f69bb" style:font-size-asian="10.5pt" style:font-weight-asian="normal" style:font-size-complex="12pt" style:font-weight-complex="normal"/>
    </style:style>
    <style:style style:name="P46" style:family="paragraph" style:parent-style-name="Standard">
      <style:paragraph-properties fo:text-align="center" style:justify-single-word="false">
        <style:tab-stops/>
      </style:paragraph-properties>
      <style:text-properties fo:font-size="12pt" fo:font-weight="normal" officeooo:rsid="0020cb39" officeooo:paragraph-rsid="0020cb39" style:font-size-asian="10.5pt" style:font-weight-asian="normal" style:font-size-complex="12pt" style:font-weight-complex="normal"/>
    </style:style>
    <style:style style:name="P47" style:family="paragraph" style:parent-style-name="Standard">
      <style:paragraph-properties fo:text-align="start" style:justify-single-word="false">
        <style:tab-stops>
          <style:tab-stop style:position="6.0102in"/>
        </style:tab-stops>
      </style:paragraph-properties>
      <style:text-properties fo:font-size="12pt" fo:font-weight="normal" officeooo:rsid="0021cf19" officeooo:paragraph-rsid="0021cf19" style:font-size-asian="10.5pt" style:font-weight-asian="normal" style:font-size-complex="12pt" style:font-weight-complex="normal"/>
    </style:style>
    <style:style style:name="P48" style:family="paragraph" style:parent-style-name="Standard">
      <style:paragraph-properties fo:text-align="center" style:justify-single-word="false">
        <style:tab-stops/>
      </style:paragraph-properties>
      <style:text-properties fo:font-size="16pt" fo:font-weight="bold" officeooo:rsid="001f69bb" officeooo:paragraph-rsid="001df872" style:font-size-asian="10.5pt" style:font-weight-asian="bold" style:font-size-complex="12pt" style:font-weight-complex="bold"/>
    </style:style>
    <style:style style:name="P49" style:family="paragraph" style:parent-style-name="Standard">
      <style:paragraph-properties fo:text-align="center" style:justify-single-word="false">
        <style:tab-stops/>
      </style:paragraph-properties>
      <style:text-properties fo:font-size="16pt" fo:font-weight="bold" officeooo:rsid="001f69bb" officeooo:paragraph-rsid="001f69bb" style:font-size-asian="10.5pt" style:font-weight-asian="bold" style:font-size-complex="12pt" style:font-weight-complex="bold"/>
    </style:style>
    <style:style style:name="P50" style:family="paragraph" style:parent-style-name="Standard">
      <style:paragraph-properties fo:text-align="center" style:justify-single-word="false">
        <style:tab-stops/>
      </style:paragraph-properties>
      <style:text-properties fo:font-size="16pt" fo:font-weight="bold" officeooo:rsid="0020cb39" officeooo:paragraph-rsid="0020cb39" style:font-size-asian="10.5pt" style:font-weight-asian="bold" style:font-size-complex="12pt" style:font-weight-complex="bold"/>
    </style:style>
    <style:style style:name="P51" style:family="paragraph" style:parent-style-name="Standard" style:list-style-name="L1" style:master-page-name="">
      <style:paragraph-properties fo:margin-left="0.5in" fo:margin-right="0in" fo:text-align="start" style:justify-single-word="false" fo:text-indent="1.5618in" style:auto-text-indent="false" style:page-number="auto">
        <style:tab-stops>
          <style:tab-stop style:position="0.8126in"/>
        </style:tab-stops>
      </style:paragraph-properties>
      <style:text-properties fo:font-size="12pt" fo:font-weight="normal" officeooo:rsid="001b0828" officeooo:paragraph-rsid="001b0828" style:font-size-asian="10.5pt" style:font-weight-asian="normal" style:font-size-complex="12pt" style:font-weight-complex="normal"/>
    </style:style>
    <style:style style:name="P52" style:family="paragraph" style:parent-style-name="Standard" style:list-style-name="L1">
      <style:paragraph-properties fo:margin-left="0.5in" fo:margin-right="0in" fo:text-align="start" style:justify-single-word="false" fo:text-indent="1.5618in" style:auto-text-indent="false">
        <style:tab-stops>
          <style:tab-stop style:position="0.8126in"/>
        </style:tab-stops>
      </style:paragraph-properties>
      <style:text-properties fo:font-size="12pt" fo:font-weight="normal" officeooo:rsid="001b0828" officeooo:paragraph-rsid="001b0828" style:font-size-asian="10.5pt" style:font-weight-asian="normal" style:font-size-complex="12pt" style:font-weight-complex="normal"/>
    </style:style>
    <style:style style:name="P53" style:family="paragraph" style:parent-style-name="Standard">
      <style:paragraph-properties fo:text-align="center" style:justify-single-word="false" fo:break-before="page">
        <style:tab-stops/>
      </style:paragraph-properties>
      <style:text-properties fo:font-size="16pt" fo:font-weight="bold" officeooo:rsid="001f69bb" officeooo:paragraph-rsid="001f69bb" style:font-size-asian="10.5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officeooo:rsid="001f69bb" officeooo:paragraph-rsid="001f69bb" style:font-size-asian="10.5pt" style:font-size-complex="12pt"/>
    </style:style>
    <style:style style:name="P55" style:family="paragraph" style:parent-style-name="Table_20_Contents">
      <style:paragraph-properties fo:text-align="center" style:justify-single-word="false"/>
      <style:text-properties fo:font-size="12pt" style:font-size-asian="10.5pt" style:font-size-complex="12pt"/>
    </style:style>
    <style:style style:name="P56" style:family="paragraph" style:parent-style-name="Table_20_Contents">
      <style:paragraph-properties fo:text-align="center" style:justify-single-word="false"/>
      <style:text-properties fo:font-size="12pt" officeooo:rsid="0020cb39" officeooo:paragraph-rsid="0020cb39" style:font-size-asian="10.5pt" style:font-size-complex="12pt"/>
    </style:style>
    <style:style style:name="P57" style:family="paragraph" style:parent-style-name="Table_20_Contents">
      <style:paragraph-properties fo:text-align="center" style:justify-single-word="false"/>
      <style:text-properties fo:font-size="12pt" fo:font-style="normal" officeooo:rsid="001f69bb" officeooo:paragraph-rsid="001f69bb" style:font-size-asian="10.5pt" style:font-style-asian="normal" style:font-size-complex="12pt" style:font-style-complex="normal"/>
    </style:style>
    <style:style style:name="T1" style:family="text">
      <style:text-properties officeooo:rsid="0019f8d3"/>
    </style:style>
    <style:style style:name="T2" style:family="text">
      <style:text-properties officeooo:rsid="00027f8b"/>
    </style:style>
    <style:style style:name="T3" style:family="text">
      <style:text-properties officeooo:rsid="0003ac30"/>
    </style:style>
    <style:style style:name="T4" style:family="text">
      <style:text-properties officeooo:rsid="0003ae51"/>
    </style:style>
    <style:style style:name="T5" style:family="text">
      <style:text-properties officeooo:rsid="000194f0"/>
    </style:style>
    <style:style style:name="T6" style:family="text">
      <style:text-properties officeooo:rsid="00173fcf"/>
    </style:style>
    <style:style style:name="T7" style:family="text">
      <style:text-properties style:font-name="Liberation Serif1"/>
    </style:style>
    <style:style style:name="T8" style:family="text">
      <style:text-properties fo:font-style="italic" officeooo:rsid="001f69bb" style:font-style-asian="italic" style:font-style-complex="italic"/>
    </style:style>
    <style:style style:name="T9" style:family="text">
      <style:text-properties fo:font-style="italic" style:text-underline-style="none" officeooo:rsid="001f69bb"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0cb39"/>
    </style:style>
    <style:style style:name="T12" style:family="text">
      <style:text-properties officeooo:rsid="0021cf19"/>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Linux Command Line Reference Tables</text:p>
      <text:p text:style-name="P41">Patrick Shinn</text:p>
      <text:p text:style-name="P36">Linux Command Line Reference Table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9">File System Break Down<text:tab/><text:span text:style-name="T12">3</text:span></text:p>
      <text:p text:style-name="P9">/usr/ Break Down<text:tab/><text:span text:style-name="T12">4</text:span></text:p>
      <text:p text:style-name="P9">Wild Cards<text:tab/><text:span text:style-name="T12">5</text:span></text:p>
      <text:p text:style-name="P9">Classes<text:tab/><text:span text:style-name="T12">5</text:span></text:p>
      <text:p text:style-name="P9">Examples of Use<text:tab/><text:span text:style-name="T12">5</text:span></text:p>
      <text:p text:style-name="P11">Man Page Break Down<text:tab/><text:span text:style-name="T12">6</text:span></text:p>
      <text:p text:style-name="P47">Standard Input/Output/Error<text:tab/>6</text:p>
      <text:p text:style-name="P47">Cursor Movement Commands<text:tab/>6</text:p>
      <text:p text:style-name="P47">Text Editing<text:tab/>7</text:p>
      <text:p text:style-name="P47">Cut and Paste Commands<text:tab/>7</text:p>
      <text:p text:style-name="P47">History Search<text:tab/>7</text:p>
      <text:p text:style-name="P47">History Expansion<text:tab/>8</text:p>
      <text:p text:style-name="P47">File Attributes<text:tab/>8</text:p>
      <text:p text:style-name="P47">File Permissions<text:tab/>8</text:p>
      <text:p text:style-name="P47">Octal Permissions<text:tab/>9</text:p>
      <text:p text:style-name="P33">Linux File System Break Down</text:p>
      <text:p text:style-name="P1"/>
      <table:table table:name="File_System" table:style-name="File_5f_System">
        <table:table-column table:style-name="File_5f_System.A"/>
        <table:table-column table:style-name="File_5f_System.B"/>
        <table:table-row table:style-name="File_5f_System.1">
          <table:table-cell table:style-name="File_5f_System.A1" office:value-type="string">
            <text:p text:style-name="P17">Directory</text:p>
          </table:table-cell>
          <table:table-cell table:style-name="File_5f_System.A1" office:value-type="string">
            <text:p text:style-name="P17">Comments</text:p>
          </table:table-cell>
        </table:table-row>
        <table:table-row table:style-name="File_5f_System.1">
          <table:table-cell table:style-name="File_5f_System.A16" office:value-type="string">
            <text:p text:style-name="P15">/</text:p>
          </table:table-cell>
          <table:table-cell table:style-name="File_5f_System.B16" office:value-type="string">
            <text:p text:style-name="P17">The root directory, contains everything.</text:p>
          </table:table-cell>
        </table:table-row>
        <table:table-row table:style-name="File_5f_System.1">
          <table:table-cell table:style-name="File_5f_System.A16" office:value-type="string">
            <text:p text:style-name="P15">/<text:span text:style-name="T2">bin</text:span></text:p>
          </table:table-cell>
          <table:table-cell table:style-name="File_5f_System.B16" office:value-type="string">
            <text:p text:style-name="P17">Contains all binaries that must be present for the system to boot and run.</text:p>
          </table:table-cell>
        </table:table-row>
        <table:table-row table:style-name="File_5f_System.1">
          <table:table-cell table:style-name="File_5f_System.A16" office:value-type="string">
            <text:p text:style-name="P15">/<text:span text:style-name="T2">boot</text:span></text:p>
          </table:table-cell>
          <table:table-cell table:style-name="File_5f_System.B16" office:value-type="string">
            <text:p text:style-name="P17">Contains the Linux Kernel, initial RAM disk image, and the boot loader.</text:p>
          </table:table-cell>
        </table:table-row>
        <table:table-row table:style-name="File_5f_System.1">
          <table:table-cell table:style-name="File_5f_System.A16" office:value-type="string">
            <text:p text:style-name="P15">/<text:span text:style-name="T2">dev</text:span></text:p>
          </table:table-cell>
          <table:table-cell table:style-name="File_5f_System.B16" office:value-type="string">
            <text:p text:style-name="P17">Special directory that contains the device nodes. Here is where the kernel keeps a list of all the devices that it understands.</text:p>
          </table:table-cell>
        </table:table-row>
        <table:table-row table:style-name="File_5f_System.1">
          <table:table-cell table:style-name="File_5f_System.A16" office:value-type="string">
            <text:p text:style-name="P15">/<text:span text:style-name="T2">etc</text:span></text:p>
          </table:table-cell>
          <table:table-cell table:style-name="File_5f_System.B16" office:value-type="string">
            <text:p text:style-name="P17">System wide configuration files. Also contains shell scripts that start each of the system services at boot. everything in this directory should be readable text.</text:p>
          </table:table-cell>
        </table:table-row>
        <table:table-row table:style-name="File_5f_System.1">
          <table:table-cell table:style-name="File_5f_System.A16" office:value-type="string">
            <text:p text:style-name="P15">/<text:span text:style-name="T2">home</text:span></text:p>
          </table:table-cell>
          <table:table-cell table:style-name="File_5f_System.B16" office:value-type="string">
            <text:p text:style-name="P17">Users home folders are stored here.</text:p>
          </table:table-cell>
        </table:table-row>
        <table:table-row table:style-name="File_5f_System.1">
          <table:table-cell table:style-name="File_5f_System.A16" office:value-type="string">
            <text:p text:style-name="P15">/<text:span text:style-name="T2">lib</text:span></text:p>
          </table:table-cell>
          <table:table-cell table:style-name="File_5f_System.B16" office:value-type="string">
            <text:p text:style-name="P17">Contains shared libraries used by the core system programs.</text:p>
          </table:table-cell>
        </table:table-row>
        <table:table-row table:style-name="File_5f_System.1">
          <table:table-cell table:style-name="File_5f_System.A16" office:value-type="string">
            <text:p text:style-name="P15">/<text:span text:style-name="T2">lost+found</text:span></text:p>
          </table:table-cell>
          <table:table-cell table:style-name="File_5f_System.B16" office:value-type="string">
            <text:p text:style-name="P17">Used to recover a filesystem. Should remain empty unless something bad happens to your system.</text:p>
          </table:table-cell>
        </table:table-row>
        <table:table-row table:style-name="File_5f_System.1">
          <table:table-cell table:style-name="File_5f_System.A16" office:value-type="string">
            <text:p text:style-name="P15">/<text:span text:style-name="T3">media</text:span></text:p>
          </table:table-cell>
          <table:table-cell table:style-name="File_5f_System.B16" office:value-type="string">
            <text:p text:style-name="P18">Contains the mount points for removable media such as USB and CD-ROMs.</text:p>
          </table:table-cell>
        </table:table-row>
        <table:table-row table:style-name="File_5f_System.1">
          <table:table-cell table:style-name="File_5f_System.A16" office:value-type="string">
            <text:p text:style-name="P15">/<text:span text:style-name="T3">mnt</text:span></text:p>
          </table:table-cell>
          <table:table-cell table:style-name="File_5f_System.B16" office:value-type="string">
            <text:p text:style-name="P18">Contains mount points for removable media that is mounted manually.</text:p>
          </table:table-cell>
        </table:table-row>
        <table:table-row table:style-name="File_5f_System.1">
          <table:table-cell table:style-name="File_5f_System.A16" office:value-type="string">
            <text:p text:style-name="P15">/<text:span text:style-name="T3">opt</text:span></text:p>
          </table:table-cell>
          <table:table-cell table:style-name="File_5f_System.B16" office:value-type="string">
            <text:p text:style-name="P18">Optional software folder. mainly used to hold commercial software that is installed on your system.</text:p>
          </table:table-cell>
        </table:table-row>
        <table:table-row table:style-name="File_5f_System.1">
          <table:table-cell table:style-name="File_5f_System.A16" office:value-type="string">
            <text:p text:style-name="P15">/<text:span text:style-name="T3">proc</text:span></text:p>
          </table:table-cell>
          <table:table-cell table:style-name="File_5f_System.B16" office:value-type="string">
            <text:p text:style-name="P18">This one is special. It is not a real filesystem in the sense that it holds files that are stored on the hard drive, instead it is maintained by the kernel and writes files that allow you to see how the kernel is performing.</text:p>
          </table:table-cell>
        </table:table-row>
        <table:table-row table:style-name="File_5f_System.1">
          <table:table-cell table:style-name="File_5f_System.A16" office:value-type="string">
            <text:p text:style-name="P15">/<text:span text:style-name="T3">root</text:span></text:p>
          </table:table-cell>
          <table:table-cell table:style-name="File_5f_System.B16" office:value-type="string">
            <text:p text:style-name="P18">Super User folder.</text:p>
          </table:table-cell>
        </table:table-row>
        <table:table-row table:style-name="File_5f_System.1">
          <table:table-cell table:style-name="File_5f_System.A16" office:value-type="string">
            <text:p text:style-name="P15">/<text:span text:style-name="T3">sbin</text:span></text:p>
          </table:table-cell>
          <table:table-cell table:style-name="File_5f_System.B16" office:value-type="string">
            <text:p text:style-name="P18">Contains system binaries. These programs perform vital system tasks.</text:p>
          </table:table-cell>
        </table:table-row>
        <table:table-row table:style-name="File_5f_System.1">
          <table:table-cell table:style-name="File_5f_System.A16" office:value-type="string">
            <text:p text:style-name="P15">/<text:span text:style-name="T4">tmp</text:span></text:p>
          </table:table-cell>
          <table:table-cell table:style-name="File_5f_System.B16" office:value-type="string">
            <text:p text:style-name="P19">Used to store temporary files, usually emptied at shutdown.</text:p>
          </table:table-cell>
        </table:table-row>
        <text:soft-page-break/>
        <table:table-row table:style-name="File_5f_System.1">
          <table:table-cell table:style-name="File_5f_System.A17" office:value-type="string">
            <text:p text:style-name="P16">/<text:span text:style-name="T3">usr</text:span></text:p>
          </table:table-cell>
          <table:table-cell table:style-name="File_5f_System.B17" office:value-type="string">
            <text:p text:style-name="P18">The largest file tree in the system and contains all of the files and programs that are accessed by regular users.</text:p>
          </table:table-cell>
        </table:table-row>
        <table:table-row table:style-name="File_5f_System.1">
          <table:table-cell table:style-name="File_5f_System.A18" office:value-type="string">
            <text:p text:style-name="P15">/<text:span text:style-name="T4">var</text:span></text:p>
          </table:table-cell>
          <table:table-cell table:style-name="File_5f_System.B18" office:value-type="string">
            <text:p text:style-name="P19">Stores data on directory changes and logs for programs such as apt.</text:p>
          </table:table-cell>
        </table:table-row>
      </table:table>
      <text:p text:style-name="Standard"/>
      <text:p text:style-name="P3"/>
      <text:p text:style-name="P3"/>
      <text:p text:style-name="P3"/>
      <text:p text:style-name="P3"/>
      <text:p text:style-name="P39">/<text:span text:style-name="T5">Usr/ File Tree Break Down</text:span></text:p>
      <table:table table:name="/usr/" table:style-name="_2f_usr_2f_">
        <table:table-column table:style-name="_2f_usr_2f_.A"/>
        <table:table-column table:style-name="_2f_usr_2f_.B"/>
        <table:table-row>
          <table:table-cell table:style-name="_2f_usr_2f_.A1" office:value-type="string">
            <text:p text:style-name="P20">Directory</text:p>
          </table:table-cell>
          <table:table-cell table:style-name="_2f_usr_2f_.A1" office:value-type="string">
            <text:p text:style-name="P20">Comments</text:p>
          </table:table-cell>
        </table:table-row>
        <table:table-row>
          <table:table-cell table:style-name="_2f_usr_2f_.A6" office:value-type="string">
            <text:p text:style-name="P21">/<text:span text:style-name="T5">usr/bin</text:span></text:p>
          </table:table-cell>
          <table:table-cell table:style-name="_2f_usr_2f_.B6" office:value-type="string">
            <text:p text:style-name="P20">Contains executable programs that were installed by your distribution.</text:p>
          </table:table-cell>
        </table:table-row>
        <table:table-row>
          <table:table-cell table:style-name="_2f_usr_2f_.A6" office:value-type="string">
            <text:p text:style-name="P21">/<text:span text:style-name="T5">usr/lib</text:span></text:p>
          </table:table-cell>
          <table:table-cell table:style-name="_2f_usr_2f_.B6" office:value-type="string">
            <text:p text:style-name="P20">Shared libraries.</text:p>
          </table:table-cell>
        </table:table-row>
        <table:table-row>
          <table:table-cell table:style-name="_2f_usr_2f_.A6" office:value-type="string">
            <text:p text:style-name="P21">/<text:span text:style-name="T5">usr/local</text:span></text:p>
          </table:table-cell>
          <table:table-cell table:style-name="_2f_usr_2f_.B6" office:value-type="string">
            <text:p text:style-name="P20">This is where programs that were not included with you distribution are kept that are intended for system-wide use. This folder will remain empty until the system admin puts something in it.</text:p>
          </table:table-cell>
        </table:table-row>
        <table:table-row>
          <table:table-cell table:style-name="_2f_usr_2f_.A6" office:value-type="string">
            <text:p text:style-name="P21">/<text:span text:style-name="T5">usr/sbin</text:span></text:p>
          </table:table-cell>
          <table:table-cell table:style-name="_2f_usr_2f_.B6" office:value-type="string">
            <text:p text:style-name="P20">Contains more system administration programs.</text:p>
          </table:table-cell>
        </table:table-row>
        <table:table-row>
          <table:table-cell table:style-name="_2f_usr_2f_.A6" office:value-type="string">
            <text:p text:style-name="P21">/<text:span text:style-name="T5">usr/share</text:span></text:p>
          </table:table-cell>
          <table:table-cell table:style-name="_2f_usr_2f_.B6" office:value-type="string">
            <text:p text:style-name="P20">This will contain all of the icons, files, etc that is used by shared system programs.</text:p>
          </table:table-cell>
        </table:table-row>
        <table:table-row>
          <table:table-cell table:style-name="_2f_usr_2f_.A7" office:value-type="string">
            <text:p text:style-name="P21">/<text:span text:style-name="T5">usr/share/doc</text:span></text:p>
          </table:table-cell>
          <table:table-cell table:style-name="_2f_usr_2f_.B7" office:value-type="string">
            <text:p text:style-name="P20">Contains documentation on many of the installed programs.</text:p>
          </table:table-cell>
        </table:table-row>
      </table:table>
      <text:p text:style-name="Standard"/>
      <text:p text:style-name="P34">Wild <text:span text:style-name="T1">C</text:span>ards</text:p>
      <table:table table:name="Wildcards" table:style-name="Wildcards">
        <table:table-column table:style-name="Wildcards.A"/>
        <table:table-column table:style-name="Wildcards.B"/>
        <table:table-row>
          <table:table-cell table:style-name="Wildcards.A1" office:value-type="string">
            <text:p text:style-name="P30">Term</text:p>
          </table:table-cell>
          <table:table-cell table:style-name="Wildcards.B1" office:value-type="string">
            <text:p text:style-name="P30">Definition</text:p>
          </table:table-cell>
        </table:table-row>
        <table:table-row>
          <table:table-cell table:style-name="Wildcards.A5" office:value-type="string">
            <text:p text:style-name="P32">*</text:p>
          </table:table-cell>
          <table:table-cell table:style-name="Wildcards.B5" office:value-type="string">
            <text:p text:style-name="P30">Any characters</text:p>
          </table:table-cell>
        </table:table-row>
        <table:table-row>
          <table:table-cell table:style-name="Wildcards.A5" office:value-type="string">
            <text:p text:style-name="P32">?</text:p>
          </table:table-cell>
          <table:table-cell table:style-name="Wildcards.B5" office:value-type="string">
            <text:p text:style-name="P30">Any single character</text:p>
          </table:table-cell>
        </table:table-row>
        <table:table-row>
          <table:table-cell table:style-name="Wildcards.A5" office:value-type="string">
            <text:p text:style-name="P31">[characters]</text:p>
          </table:table-cell>
          <table:table-cell table:style-name="Wildcards.B5" office:value-type="string">
            <text:p text:style-name="P30">Any character in the list</text:p>
          </table:table-cell>
        </table:table-row>
        <table:table-row>
          <table:table-cell table:style-name="Wildcards.A5" office:value-type="string">
            <text:p text:style-name="P31">[!characters]</text:p>
          </table:table-cell>
          <table:table-cell table:style-name="Wildcards.B5" office:value-type="string">
            <text:p text:style-name="P30">Any characters not in the list.</text:p>
          </table:table-cell>
        </table:table-row>
        <table:table-row>
          <table:table-cell table:style-name="Wildcards.A6" office:value-type="string">
            <text:p text:style-name="P31">[[class]]</text:p>
          </table:table-cell>
          <table:table-cell table:style-name="Wildcards.B6" office:value-type="string">
            <text:p text:style-name="P30">Any character that is a member of that class</text:p>
          </table:table-cell>
        </table:table-row>
      </table:table>
      <text:p text:style-name="Standard"/>
      <text:p text:style-name="Standard"/>
      <text:p text:style-name="Standard"/>
      <text:p text:style-name="Standard"/>
      <text:p text:style-name="P2">Classes</text:p>
      <table:table table:name="Classes" table:style-name="Classes">
        <table:table-column table:style-name="Classes.A"/>
        <table:table-column table:style-name="Classes.B"/>
        <table:table-row>
          <table:table-cell table:style-name="Classes.A1" office:value-type="string">
            <text:p text:style-name="P22">Class</text:p>
          </table:table-cell>
          <table:table-cell table:style-name="Classes.B1" office:value-type="string">
            <text:p text:style-name="P22">Explanation</text:p>
          </table:table-cell>
        </table:table-row>
        <table:table-row>
          <table:table-cell table:style-name="Classes.A6" office:value-type="string">
            <text:p text:style-name="P23">[:alnum:]</text:p>
          </table:table-cell>
          <table:table-cell table:style-name="Classes.B6" office:value-type="string">
            <text:p text:style-name="P22">Alphanumeric</text:p>
          </table:table-cell>
        </table:table-row>
        <table:table-row>
          <table:table-cell table:style-name="Classes.A6" office:value-type="string">
            <text:p text:style-name="P23">[:alpha:]</text:p>
          </table:table-cell>
          <table:table-cell table:style-name="Classes.B6" office:value-type="string">
            <text:p text:style-name="P22">Alphabetical</text:p>
          </table:table-cell>
        </table:table-row>
        <table:table-row>
          <table:table-cell table:style-name="Classes.A6" office:value-type="string">
            <text:p text:style-name="P23">[:digit:]</text:p>
          </table:table-cell>
          <table:table-cell table:style-name="Classes.B6" office:value-type="string">
            <text:p text:style-name="P22">Numeric</text:p>
          </table:table-cell>
        </table:table-row>
        <table:table-row>
          <table:table-cell table:style-name="Classes.A6" office:value-type="string">
            <text:p text:style-name="P23">[:lower:]</text:p>
          </table:table-cell>
          <table:table-cell table:style-name="Classes.B6" office:value-type="string">
            <text:p text:style-name="P22">Lowercase</text:p>
          </table:table-cell>
        </table:table-row>
        <table:table-row>
          <table:table-cell table:style-name="Classes.A6" office:value-type="string">
            <text:p text:style-name="P23">[:upper:]</text:p>
          </table:table-cell>
          <table:table-cell table:style-name="Classes.B6" office:value-type="string">
            <text:p text:style-name="P22">Uppercase</text:p>
          </table:table-cell>
        </table:table-row>
      </table:table>
      <text:p text:style-name="P7"/>
      <text:p text:style-name="P7"/>
      <text:p text:style-name="P7"/>
      <text:p text:style-name="P7"/>
      <text:p text:style-name="P2">Examples of Use</text:p>
      <table:table table:name="Examples" table:style-name="Examples">
        <table:table-column table:style-name="Examples.A"/>
        <table:table-column table:style-name="Examples.B"/>
        <table:table-row>
          <table:table-cell table:style-name="Examples.A1" office:value-type="string">
            <text:p text:style-name="P25">Pattern</text:p>
          </table:table-cell>
          <table:table-cell table:style-name="Examples.B1" office:value-type="string">
            <text:p text:style-name="P43">Matches</text:p>
          </table:table-cell>
        </table:table-row>
        <table:table-row>
          <table:table-cell table:style-name="Examples.A10" office:value-type="string">
            <text:p text:style-name="P24">*</text:p>
          </table:table-cell>
          <table:table-cell table:style-name="Examples.B10" office:value-type="string">
            <text:p text:style-name="P25">All files</text:p>
          </table:table-cell>
        </table:table-row>
        <table:table-row>
          <table:table-cell table:style-name="Examples.A10" office:value-type="string">
            <text:p text:style-name="P26">G*</text:p>
          </table:table-cell>
          <table:table-cell table:style-name="Examples.B10" office:value-type="string">
            <text:p text:style-name="P25">All files starting with G</text:p>
          </table:table-cell>
        </table:table-row>
        <table:table-row>
          <table:table-cell table:style-name="Examples.A10" office:value-type="string">
            <text:p text:style-name="P26">B*.txt</text:p>
          </table:table-cell>
          <table:table-cell table:style-name="Examples.B10" office:value-type="string">
            <text:p text:style-name="P25">All .txt files starting with B</text:p>
          </table:table-cell>
        </table:table-row>
        <table:table-row>
          <table:table-cell table:style-name="Examples.A10" office:value-type="string">
            <text:p text:style-name="P26">Data???</text:p>
          </table:table-cell>
          <table:table-cell table:style-name="Examples.B10" office:value-type="string">
            <text:p text:style-name="P25">Any file beginning with Data followed by three characters</text:p>
          </table:table-cell>
        </table:table-row>
        <table:table-row>
          <table:table-cell table:style-name="Examples.A10" office:value-type="string">
            <text:p text:style-name="P26">[abc]*</text:p>
          </table:table-cell>
          <table:table-cell table:style-name="Examples.B10" office:value-type="string">
            <text:p text:style-name="P25">Any file starting with a,b, or c</text:p>
          </table:table-cell>
        </table:table-row>
        <table:table-row>
          <table:table-cell table:style-name="Examples.A10" office:value-type="string">
            <text:p text:style-name="P26">BACKUP.[0-9][0-9][0-9]</text:p>
          </table:table-cell>
          <table:table-cell table:style-name="Examples.B10" office:value-type="string">
            <text:p text:style-name="P25">Any file starting with BACKUP and ending with three numerals</text:p>
          </table:table-cell>
        </table:table-row>
        <table:table-row>
          <table:table-cell table:style-name="Examples.A10" office:value-type="string">
            <text:p text:style-name="P26">[[:upper:]]</text:p>
          </table:table-cell>
          <table:table-cell table:style-name="Examples.B10" office:value-type="string">
            <text:p text:style-name="P25">Any files with an uppercase letter</text:p>
          </table:table-cell>
        </table:table-row>
        <table:table-row>
          <table:table-cell table:style-name="Examples.A10" office:value-type="string">
            <text:p text:style-name="P26">[![:digit:]]</text:p>
          </table:table-cell>
          <table:table-cell table:style-name="Examples.B10" office:value-type="string">
            <text:p text:style-name="P25">Any file with no numerals in it</text:p>
          </table:table-cell>
        </table:table-row>
        <table:table-row>
          <table:table-cell table:style-name="Examples.A10" office:value-type="string">
            <text:p text:style-name="P24">*<text:span text:style-name="T6">[[:lower:]123]</text:span></text:p>
          </table:table-cell>
          <table:table-cell table:style-name="Examples.B10" office:value-type="string">
            <text:p text:style-name="P25">Any file ending with a lowercase letter or the numerals 1,2, or 3</text:p>
          </table:table-cell>
        </table:table-row>
      </table:table>
      <text:p text:style-name="Standard"/>
      <text:p text:style-name="P35">Man Page Break Down</text:p>
      <text:list xml:id="list7653633694016463349" text:style-name="L1">
        <text:list-item>
          <text:p text:style-name="P51">User Commands</text:p>
        </text:list-item>
        <text:list-item>
          <text:p text:style-name="P52">Program Interfaces for Kernel System Call</text:p>
        </text:list-item>
        <text:list-item>
          <text:p text:style-name="P52">Program Interfaces C Library</text:p>
        </text:list-item>
        <text:list-item>
          <text:p text:style-name="P52">Special Files Such as Drivers/Nodes</text:p>
        </text:list-item>
        <text:list-item>
          <text:p text:style-name="P52">File Formats</text:p>
        </text:list-item>
        <text:list-item>
          <text:p text:style-name="P52">Games and Amusement</text:p>
        </text:list-item>
        <text:list-item>
          <text:p text:style-name="P52">Misc</text:p>
        </text:list-item>
        <text:list-item>
          <text:p text:style-name="P52">System Admin</text:p>
        </text:list-item>
      </text:list>
      <text:p text:style-name="P10"/>
      <text:p text:style-name="P10"/>
      <text:p text:style-name="P10"/>
      <text:p text:style-name="P10"/>
      <text:p text:style-name="P4">Standard Input/Output/Error</text:p>
      <table:table table:name="Stdin/out/err" table:style-name="Stdin_2f_out_2f_err">
        <table:table-column table:style-name="Stdin_2f_out_2f_err.A"/>
        <table:table-column table:style-name="Stdin_2f_out_2f_err.B"/>
        <table:table-row>
          <table:table-cell table:style-name="Stdin_2f_out_2f_err.A1" office:value-type="string">
            <text:p text:style-name="P27">File Descriptor</text:p>
          </table:table-cell>
          <table:table-cell table:style-name="Stdin_2f_out_2f_err.B1" office:value-type="string">
            <text:p text:style-name="P27">File Stream</text:p>
          </table:table-cell>
        </table:table-row>
        <table:table-row>
          <table:table-cell table:style-name="Stdin_2f_out_2f_err.A4" office:value-type="string">
            <text:p text:style-name="P27">0</text:p>
          </table:table-cell>
          <table:table-cell table:style-name="Stdin_2f_out_2f_err.B4" office:value-type="string">
            <text:p text:style-name="P27">stdin</text:p>
          </table:table-cell>
        </table:table-row>
        <table:table-row>
          <table:table-cell table:style-name="Stdin_2f_out_2f_err.A4" office:value-type="string">
            <text:p text:style-name="P27">1</text:p>
          </table:table-cell>
          <table:table-cell table:style-name="Stdin_2f_out_2f_err.B4" office:value-type="string">
            <text:p text:style-name="P27">stdout</text:p>
          </table:table-cell>
        </table:table-row>
        <table:table-row>
          <table:table-cell table:style-name="Stdin_2f_out_2f_err.A4" office:value-type="string">
            <text:p text:style-name="P27">2</text:p>
          </table:table-cell>
          <table:table-cell table:style-name="Stdin_2f_out_2f_err.B4" office:value-type="string">
            <text:p text:style-name="P27">stderr</text:p>
          </table:table-cell>
        </table:table-row>
      </table:table>
      <text:p text:style-name="P12"/>
      <text:p text:style-name="P12"/>
      <text:p text:style-name="P12"/>
      <text:p text:style-name="P5">Cursor Movement Commands</text:p>
      <table:table table:name="Cursor_movement" table:style-name="Cursor_5f_movement">
        <table:table-column table:style-name="Cursor_5f_movement.A"/>
        <table:table-column table:style-name="Cursor_5f_movement.B"/>
        <table:table-row>
          <table:table-cell table:style-name="Cursor_5f_movement.A1" office:value-type="string">
            <text:p text:style-name="P28">Key</text:p>
          </table:table-cell>
          <table:table-cell table:style-name="Cursor_5f_movement.B1" office:value-type="string">
            <text:p text:style-name="P28">Action</text:p>
          </table:table-cell>
        </table:table-row>
        <table:table-row>
          <table:table-cell table:style-name="Cursor_5f_movement.A8" office:value-type="string">
            <text:p text:style-name="P28">CTRL+A</text:p>
          </table:table-cell>
          <table:table-cell table:style-name="Cursor_5f_movement.B8" office:value-type="string">
            <text:p text:style-name="P28">Move cursor to beginning of line</text:p>
          </table:table-cell>
        </table:table-row>
        <table:table-row>
          <table:table-cell table:style-name="Cursor_5f_movement.A8" office:value-type="string">
            <text:p text:style-name="P28">CTRL+E</text:p>
          </table:table-cell>
          <table:table-cell table:style-name="Cursor_5f_movement.B8" office:value-type="string">
            <text:p text:style-name="P28">Move cursor to end of line</text:p>
          </table:table-cell>
        </table:table-row>
        <table:table-row>
          <table:table-cell table:style-name="Cursor_5f_movement.A8" office:value-type="string">
            <text:p text:style-name="P28">CTRL+F</text:p>
          </table:table-cell>
          <table:table-cell table:style-name="Cursor_5f_movement.B8" office:value-type="string">
            <text:p text:style-name="P28">Move cursor forward one space</text:p>
          </table:table-cell>
        </table:table-row>
        <table:table-row>
          <table:table-cell table:style-name="Cursor_5f_movement.A8" office:value-type="string">
            <text:p text:style-name="P28">CTRL+B</text:p>
          </table:table-cell>
          <table:table-cell table:style-name="Cursor_5f_movement.B8" office:value-type="string">
            <text:p text:style-name="P28">Move cursor back one space</text:p>
          </table:table-cell>
        </table:table-row>
        <table:table-row>
          <table:table-cell table:style-name="Cursor_5f_movement.A8" office:value-type="string">
            <text:p text:style-name="P28">ALT+F</text:p>
          </table:table-cell>
          <table:table-cell table:style-name="Cursor_5f_movement.B8" office:value-type="string">
            <text:p text:style-name="P28">Move cursor forward one word</text:p>
          </table:table-cell>
        </table:table-row>
        <table:table-row>
          <table:table-cell table:style-name="Cursor_5f_movement.A8" office:value-type="string">
            <text:p text:style-name="P28">ALT+B</text:p>
          </table:table-cell>
          <table:table-cell table:style-name="Cursor_5f_movement.B8" office:value-type="string">
            <text:p text:style-name="P28">Move cursor back one word</text:p>
          </table:table-cell>
        </table:table-row>
        <table:table-row>
          <table:table-cell table:style-name="Cursor_5f_movement.A8" office:value-type="string">
            <text:p text:style-name="P28">CTRL+L</text:p>
          </table:table-cell>
          <table:table-cell table:style-name="Cursor_5f_movement.B8" office:value-type="string">
            <text:p text:style-name="P28">Clear screen</text:p>
          </table:table-cell>
        </table:table-row>
      </table:table>
      <text:p text:style-name="P13"/>
      <text:p text:style-name="P13"/>
      <text:p text:style-name="P13"/>
      <text:p text:style-name="P13"/>
      <text:p text:style-name="P13"/>
      <text:p text:style-name="P37">Text Editing</text:p>
      <table:table table:name="Text_editing" table:style-name="Text_5f_editing">
        <table:table-column table:style-name="Text_5f_editing.A"/>
        <table:table-column table:style-name="Text_5f_editing.B"/>
        <table:table-row>
          <table:table-cell table:style-name="Text_5f_editing.A1" office:value-type="string">
            <text:p text:style-name="P28">Key</text:p>
          </table:table-cell>
          <table:table-cell table:style-name="Text_5f_editing.B1" office:value-type="string">
            <text:p text:style-name="P28">Action</text:p>
          </table:table-cell>
        </table:table-row>
        <table:table-row>
          <table:table-cell table:style-name="Text_5f_editing.A6" office:value-type="string">
            <text:p text:style-name="P28">CTRL+D</text:p>
          </table:table-cell>
          <table:table-cell table:style-name="Text_5f_editing.B6" office:value-type="string">
            <text:p text:style-name="P28">Delete character at location</text:p>
          </table:table-cell>
        </table:table-row>
        <table:table-row>
          <table:table-cell table:style-name="Text_5f_editing.A6" office:value-type="string">
            <text:p text:style-name="P28">CTRL+T</text:p>
          </table:table-cell>
          <table:table-cell table:style-name="Text_5f_editing.B6" office:value-type="string">
            <text:p text:style-name="P28">Transpose character at the cursor with one preceding it</text:p>
          </table:table-cell>
        </table:table-row>
        <table:table-row>
          <table:table-cell table:style-name="Text_5f_editing.A6" office:value-type="string">
            <text:p text:style-name="P28">ALT+T</text:p>
          </table:table-cell>
          <table:table-cell table:style-name="Text_5f_editing.B6" office:value-type="string">
            <text:p text:style-name="P28">Transpose word at cursor location with one preceding it</text:p>
          </table:table-cell>
        </table:table-row>
        <table:table-row>
          <table:table-cell table:style-name="Text_5f_editing.A6" office:value-type="string">
            <text:p text:style-name="P28">ALT-L</text:p>
          </table:table-cell>
          <table:table-cell table:style-name="Text_5f_editing.B6" office:value-type="string">
            <text:p text:style-name="P28">Convert characters from cursor location to end of word to lowercase</text:p>
          </table:table-cell>
        </table:table-row>
        <table:table-row>
          <table:table-cell table:style-name="Text_5f_editing.A6" office:value-type="string">
            <text:p text:style-name="P28">ALT+U</text:p>
          </table:table-cell>
          <table:table-cell table:style-name="Text_5f_editing.B6" office:value-type="string">
            <text:p text:style-name="P28">Convert characters from cursor location to end of word to uppercase</text:p>
          </table:table-cell>
        </table:table-row>
      </table:table>
      <text:p text:style-name="P13"/>
      <text:p text:style-name="P13"/>
      <text:p text:style-name="P13"/>
      <text:p text:style-name="P13"/>
      <text:p text:style-name="P5">Cut and Paste Commands</text:p>
      <table:table table:name="Cut_and_paste" table:style-name="Cut_5f_and_5f_paste">
        <table:table-column table:style-name="Cut_5f_and_5f_paste.A"/>
        <table:table-column table:style-name="Cut_5f_and_5f_paste.B"/>
        <table:table-row>
          <table:table-cell table:style-name="Cut_5f_and_5f_paste.A1" office:value-type="string">
            <text:p text:style-name="P28">Key</text:p>
          </table:table-cell>
          <table:table-cell table:style-name="Cut_5f_and_5f_paste.B1" office:value-type="string">
            <text:p text:style-name="P28">Action</text:p>
          </table:table-cell>
        </table:table-row>
        <table:table-row>
          <table:table-cell table:style-name="Cut_5f_and_5f_paste.A5" office:value-type="string">
            <text:p text:style-name="P28">CTRL+K</text:p>
          </table:table-cell>
          <table:table-cell table:style-name="Cut_5f_and_5f_paste.B5" office:value-type="string">
            <text:p text:style-name="P28">Kill text form cursor to end of line</text:p>
          </table:table-cell>
        </table:table-row>
        <table:table-row>
          <table:table-cell table:style-name="Cut_5f_and_5f_paste.A5" office:value-type="string">
            <text:p text:style-name="P28">CTRL+U</text:p>
          </table:table-cell>
          <table:table-cell table:style-name="Cut_5f_and_5f_paste.B5" office:value-type="string">
            <text:p text:style-name="P28">Kill text from cursor to begging of </text:p>
          </table:table-cell>
        </table:table-row>
        <table:table-row>
          <table:table-cell table:style-name="Cut_5f_and_5f_paste.A5" office:value-type="string">
            <text:p text:style-name="P28">ALT+D</text:p>
          </table:table-cell>
          <table:table-cell table:style-name="Cut_5f_and_5f_paste.B5" office:value-type="string">
            <text:p text:style-name="P28">Kill text from cursor to end of word</text:p>
          </table:table-cell>
        </table:table-row>
        <table:table-row>
          <table:table-cell table:style-name="Cut_5f_and_5f_paste.A5" office:value-type="string">
            <text:p text:style-name="P28">ALT+BACKSPACE</text:p>
          </table:table-cell>
          <table:table-cell table:style-name="Cut_5f_and_5f_paste.B5" office:value-type="string">
            <text:p text:style-name="P28">Kill text from cursor to begging of word</text:p>
          </table:table-cell>
        </table:table-row>
        <table:table-row>
          <table:table-cell table:style-name="Cut_5f_and_5f_paste.A6" office:value-type="string">
            <text:p text:style-name="P28">CTRL+Y</text:p>
          </table:table-cell>
          <table:table-cell table:style-name="Cut_5f_and_5f_paste.B6" office:value-type="string">
            <text:p text:style-name="P28">Yank text from kill-ring and insert at cursor</text:p>
          </table:table-cell>
        </table:table-row>
      </table:table>
      <text:p text:style-name="P13"/>
      <text:p text:style-name="P13"/>
      <text:p text:style-name="P13"/>
      <text:p text:style-name="P13"/>
      <text:p text:style-name="P6">History Search</text:p>
      <table:table table:name="History" table:style-name="History">
        <table:table-column table:style-name="History.A"/>
        <table:table-column table:style-name="History.B"/>
        <table:table-row>
          <table:table-cell table:style-name="History.A1" office:value-type="string">
            <text:p text:style-name="P29">Key</text:p>
          </table:table-cell>
          <table:table-cell table:style-name="History.B1" office:value-type="string">
            <text:p text:style-name="P29">Action</text:p>
          </table:table-cell>
        </table:table-row>
        <table:table-row>
          <table:table-cell table:style-name="History.A9" office:value-type="string">
            <text:p text:style-name="P29">CTRL+P</text:p>
          </table:table-cell>
          <table:table-cell table:style-name="History.B9" office:value-type="string">
            <text:p text:style-name="P29">Same as up arrow</text:p>
          </table:table-cell>
        </table:table-row>
        <table:table-row>
          <table:table-cell table:style-name="History.A9" office:value-type="string">
            <text:p text:style-name="P29">CTRL+N</text:p>
          </table:table-cell>
          <table:table-cell table:style-name="History.B9" office:value-type="string">
            <text:p text:style-name="P29">Same as down arrow</text:p>
          </table:table-cell>
        </table:table-row>
        <table:table-row>
          <table:table-cell table:style-name="History.A9" office:value-type="string">
            <text:p text:style-name="P29">ALT+<text:span text:style-name="T7">&lt;</text:span></text:p>
          </table:table-cell>
          <table:table-cell table:style-name="History.B9" office:value-type="string">
            <text:p text:style-name="P29">Move to top of history</text:p>
          </table:table-cell>
        </table:table-row>
        <table:table-row>
          <table:table-cell table:style-name="History.A9" office:value-type="string">
            <text:p text:style-name="P29">ALT+<text:span text:style-name="T7">&gt;</text:span></text:p>
          </table:table-cell>
          <table:table-cell table:style-name="History.B9" office:value-type="string">
            <text:p text:style-name="P29">Move to bottom of history</text:p>
          </table:table-cell>
        </table:table-row>
        <table:table-row>
          <table:table-cell table:style-name="History.A9" office:value-type="string">
            <text:p text:style-name="P29">CTRL+R</text:p>
          </table:table-cell>
          <table:table-cell table:style-name="History.B9" office:value-type="string">
            <text:p text:style-name="P29">Reverse increment search</text:p>
          </table:table-cell>
        </table:table-row>
        <table:table-row>
          <table:table-cell table:style-name="History.A9" office:value-type="string">
            <text:p text:style-name="P29">ALT+P</text:p>
          </table:table-cell>
          <table:table-cell table:style-name="History.B9" office:value-type="string">
            <text:p text:style-name="P29">Reverse search non-incremental</text:p>
          </table:table-cell>
        </table:table-row>
        <table:table-row>
          <table:table-cell table:style-name="History.A9" office:value-type="string">
            <text:p text:style-name="P29">ALT+N</text:p>
          </table:table-cell>
          <table:table-cell table:style-name="History.B9" office:value-type="string">
            <text:p text:style-name="P29">Forward search non-incremental</text:p>
          </table:table-cell>
        </table:table-row>
        <table:table-row>
          <table:table-cell table:style-name="History.A9" office:value-type="string">
            <text:p text:style-name="P29">CTRL+O</text:p>
          </table:table-cell>
          <table:table-cell table:style-name="History.B9" office:value-type="string">
            <text:p text:style-name="P29">Execute current line item in history and advance to next one</text:p>
          </table:table-cell>
        </table:table-row>
      </table:table>
      <text:p text:style-name="P14"/>
      <text:p text:style-name="P38">History Expansion</text:p>
      <table:table table:name="History_expansino" table:style-name="History_5f_expansino">
        <table:table-column table:style-name="History_5f_expansino.A"/>
        <table:table-column table:style-name="History_5f_expansino.B"/>
        <table:table-row>
          <table:table-cell table:style-name="History_5f_expansino.A1" office:value-type="string">
            <text:p text:style-name="P54">Sequence</text:p>
          </table:table-cell>
          <table:table-cell table:style-name="History_5f_expansino.B1" office:value-type="string">
            <text:p text:style-name="P29">Action</text:p>
          </table:table-cell>
        </table:table-row>
        <table:table-row>
          <table:table-cell table:style-name="History_5f_expansino.A5" office:value-type="string">
            <text:p text:style-name="P24">!!</text:p>
          </table:table-cell>
          <table:table-cell table:style-name="History_5f_expansino.B5" office:value-type="string">
            <text:p text:style-name="P54">Currnet command, same as enter</text:p>
          </table:table-cell>
        </table:table-row>
        <table:table-row>
          <table:table-cell table:style-name="History_5f_expansino.A5" office:value-type="string">
            <text:p text:style-name="P24">!<text:span text:style-name="T8">number</text:span></text:p>
          </table:table-cell>
          <table:table-cell table:style-name="History_5f_expansino.B5" office:value-type="string">
            <text:p text:style-name="P54">Executes history list item number</text:p>
          </table:table-cell>
        </table:table-row>
        <table:table-row>
          <table:table-cell table:style-name="History_5f_expansino.A5" office:value-type="string">
            <text:p text:style-name="P24">!<text:span text:style-name="T8">string</text:span></text:p>
          </table:table-cell>
          <table:table-cell table:style-name="History_5f_expansino.B5" office:value-type="string">
            <text:p text:style-name="P54">Executes history that matches string</text:p>
          </table:table-cell>
        </table:table-row>
        <table:table-row>
          <table:table-cell table:style-name="History_5f_expansino.A5" office:value-type="string">
            <text:p text:style-name="P24">!?<text:span text:style-name="T9">string</text:span></text:p>
          </table:table-cell>
          <table:table-cell table:style-name="History_5f_expansino.B5" office:value-type="string">
            <text:p text:style-name="P57">Executes last history item containing string</text:p>
          </table:table-cell>
        </table:table-row>
      </table:table>
      <text:p text:style-name="P14"/>
      <text:p text:style-name="P14"/>
      <text:p text:style-name="P14"/>
      <text:p text:style-name="P14"/>
      <text:p text:style-name="P49">File Attributes</text:p>
      <table:table table:name="File_attributes" table:style-name="File_5f_attributes">
        <table:table-column table:style-name="File_5f_attributes.A"/>
        <table:table-column table:style-name="File_5f_attributes.B"/>
        <table:table-row>
          <table:table-cell table:style-name="File_5f_attributes.A1" office:value-type="string">
            <text:p text:style-name="P56">Attribute</text:p>
          </table:table-cell>
          <table:table-cell table:style-name="File_5f_attributes.B1" office:value-type="string">
            <text:p text:style-name="P56">File Type</text:p>
          </table:table-cell>
        </table:table-row>
        <table:table-row>
          <table:table-cell table:style-name="File_5f_attributes.A6" office:value-type="string">
            <text:p text:style-name="P24">-</text:p>
          </table:table-cell>
          <table:table-cell table:style-name="File_5f_attributes.B6" office:value-type="string">
            <text:p text:style-name="P56">A regular file</text:p>
          </table:table-cell>
        </table:table-row>
        <table:table-row>
          <table:table-cell table:style-name="File_5f_attributes.A6" office:value-type="string">
            <text:p text:style-name="P56">d</text:p>
          </table:table-cell>
          <table:table-cell table:style-name="File_5f_attributes.B6" office:value-type="string">
            <text:p text:style-name="P56">A directory</text:p>
          </table:table-cell>
        </table:table-row>
        <table:table-row>
          <table:table-cell table:style-name="File_5f_attributes.A6" office:value-type="string">
            <text:p text:style-name="P56">l</text:p>
          </table:table-cell>
          <table:table-cell table:style-name="File_5f_attributes.B6" office:value-type="string">
            <text:p text:style-name="P56">A symblic link. (all other attributes will be dummy values)</text:p>
          </table:table-cell>
        </table:table-row>
        <table:table-row>
          <table:table-cell table:style-name="File_5f_attributes.A6" office:value-type="string">
            <text:p text:style-name="P56">c</text:p>
          </table:table-cell>
          <table:table-cell table:style-name="File_5f_attributes.B6" office:value-type="string">
            <text:p text:style-name="P56">A character special file. Refers to a devices that handles data as a stream such as the terminal or a modem</text:p>
          </table:table-cell>
        </table:table-row>
        <table:table-row>
          <table:table-cell table:style-name="File_5f_attributes.A6" office:value-type="string">
            <text:p text:style-name="P56">b</text:p>
          </table:table-cell>
          <table:table-cell table:style-name="File_5f_attributes.B6" office:value-type="string">
            <text:p text:style-name="P56">A block special file. This file type refers to a device that handles data block such as a CD-ROM or hard drive.</text:p>
          </table:table-cell>
        </table:table-row>
      </table:table>
      <text:p text:style-name="P46"/>
      <text:p text:style-name="P14"/>
      <text:p text:style-name="P14"/>
      <text:p text:style-name="P14"/>
      <text:p text:style-name="P50">Permission Attributes</text:p>
      <table:table table:name="Permission_attributes" table:style-name="Permission_5f_attributes">
        <table:table-column table:style-name="Permission_5f_attributes.A"/>
        <table:table-column table:style-name="Permission_5f_attributes.B"/>
        <table:table-column table:style-name="Permission_5f_attributes.C"/>
        <table:table-row>
          <table:table-cell table:style-name="Permission_5f_attributes.A1" office:value-type="string">
            <text:p text:style-name="P56">Attribute</text:p>
          </table:table-cell>
          <table:table-cell table:style-name="Permission_5f_attributes.A1" office:value-type="string">
            <text:p text:style-name="P56">File</text:p>
          </table:table-cell>
          <table:table-cell table:style-name="Permission_5f_attributes.C1" office:value-type="string">
            <text:p text:style-name="P56">Directory</text:p>
          </table:table-cell>
        </table:table-row>
        <table:table-row>
          <table:table-cell table:style-name="Permission_5f_attributes.A3" office:value-type="string">
            <text:p text:style-name="P56">r</text:p>
          </table:table-cell>
          <table:table-cell table:style-name="Permission_5f_attributes.B3" office:value-type="string">
            <text:p text:style-name="P56">Allows a file to be opened and read</text:p>
          </table:table-cell>
          <table:table-cell table:style-name="Permission_5f_attributes.C3" office:value-type="string">
            <text:p text:style-name="P56">Allows a directory's contents to be listed if the executable attribute is also set</text:p>
          </table:table-cell>
        </table:table-row>
        <table:table-row>
          <table:table-cell table:style-name="Permission_5f_attributes.A3" office:value-type="string">
            <text:p text:style-name="P56">w</text:p>
          </table:table-cell>
          <table:table-cell table:style-name="Permission_5f_attributes.B3" office:value-type="string">
            <text:p text:style-name="P56">Allows a file to be written to or truncated; however, this attribute does not allow files to be renamed or deleted. The ability to delete or rename a file are based on the directory permissions</text:p>
          </table:table-cell>
          <table:table-cell table:style-name="Permission_5f_attributes.C3" office:value-type="string">
            <text:p text:style-name="P56">Allows files in a directory to be renamed, deleted, and created if the executable attribute is also set</text:p>
          </table:table-cell>
        </table:table-row>
        <table:table-row>
          <table:table-cell table:style-name="Permission_5f_attributes.A4" office:value-type="string">
            <text:p text:style-name="P56">x</text:p>
          </table:table-cell>
          <table:table-cell table:style-name="Permission_5f_attributes.B4" office:value-type="string">
            <text:p text:style-name="P56">Allows a file or program to be treated as a program and executed. Program files written in scripting languages must also be set as readable to be executed</text:p>
          </table:table-cell>
          <table:table-cell table:style-name="Permission_5f_attributes.C4" office:value-type="string">
            <text:p text:style-name="P56">Allows a directory to be entered</text:p>
            <text:p text:style-name="P56">Ex. cd directory</text:p>
          </table:table-cell>
        </table:table-row>
      </table:table>
      <text:p text:style-name="P48"/>
      <text:p text:style-name="P53">Octal Permissions</text:p>
      <table:table table:name="Octal_permission" table:style-name="Octal_5f_permission">
        <table:table-column table:style-name="Octal_5f_permission.A" table:number-columns-repeated="3"/>
        <table:table-row>
          <table:table-cell table:style-name="Octal_5f_permission.A1" office:value-type="string">
            <text:p text:style-name="P56">Octal</text:p>
          </table:table-cell>
          <table:table-cell table:style-name="Octal_5f_permission.A1" office:value-type="string">
            <text:p text:style-name="P56">Binary</text:p>
          </table:table-cell>
          <table:table-cell table:style-name="Octal_5f_permission.C1" office:value-type="string">
            <text:p text:style-name="P56">File Mode</text:p>
          </table:table-cell>
        </table:table-row>
        <table:table-row>
          <table:table-cell table:style-name="Octal_5f_permission.A8" office:value-type="string">
            <text:p text:style-name="P56">0</text:p>
          </table:table-cell>
          <table:table-cell table:style-name="Octal_5f_permission.B8" office:value-type="string">
            <text:p text:style-name="P56">000</text:p>
          </table:table-cell>
          <table:table-cell table:style-name="Octal_5f_permission.C8" office:value-type="string">
            <text:p text:style-name="P24">---</text:p>
          </table:table-cell>
        </table:table-row>
        <table:table-row>
          <table:table-cell table:style-name="Octal_5f_permission.A8" office:value-type="string">
            <text:p text:style-name="P56">1</text:p>
          </table:table-cell>
          <table:table-cell table:style-name="Octal_5f_permission.B8" office:value-type="string">
            <text:p text:style-name="P56">001</text:p>
          </table:table-cell>
          <table:table-cell table:style-name="Octal_5f_permission.C8" office:value-type="string">
            <text:p text:style-name="P24">--<text:span text:style-name="T11">x</text:span></text:p>
          </table:table-cell>
        </table:table-row>
        <table:table-row>
          <table:table-cell table:style-name="Octal_5f_permission.A8" office:value-type="string">
            <text:p text:style-name="P56">2</text:p>
          </table:table-cell>
          <table:table-cell table:style-name="Octal_5f_permission.B8" office:value-type="string">
            <text:p text:style-name="P56">010</text:p>
          </table:table-cell>
          <table:table-cell table:style-name="Octal_5f_permission.C8" office:value-type="string">
            <text:p text:style-name="P24">-<text:span text:style-name="T11">w-</text:span></text:p>
          </table:table-cell>
        </table:table-row>
        <table:table-row>
          <table:table-cell table:style-name="Octal_5f_permission.A8" office:value-type="string">
            <text:p text:style-name="P56">3</text:p>
          </table:table-cell>
          <table:table-cell table:style-name="Octal_5f_permission.B8" office:value-type="string">
            <text:p text:style-name="P56">011</text:p>
          </table:table-cell>
          <table:table-cell table:style-name="Octal_5f_permission.C8" office:value-type="string">
            <text:p text:style-name="P24">-<text:span text:style-name="T11">wx</text:span></text:p>
          </table:table-cell>
        </table:table-row>
        <table:table-row>
          <table:table-cell table:style-name="Octal_5f_permission.A8" office:value-type="string">
            <text:p text:style-name="P56">4</text:p>
          </table:table-cell>
          <table:table-cell table:style-name="Octal_5f_permission.B8" office:value-type="string">
            <text:p text:style-name="P56">100</text:p>
          </table:table-cell>
          <table:table-cell table:style-name="Octal_5f_permission.C8" office:value-type="string">
            <text:p text:style-name="P56">r--</text:p>
          </table:table-cell>
        </table:table-row>
        <table:table-row>
          <table:table-cell table:style-name="Octal_5f_permission.A8" office:value-type="string">
            <text:p text:style-name="P56">5</text:p>
          </table:table-cell>
          <table:table-cell table:style-name="Octal_5f_permission.B8" office:value-type="string">
            <text:p text:style-name="P56">101</text:p>
          </table:table-cell>
          <table:table-cell table:style-name="Octal_5f_permission.C8" office:value-type="string">
            <text:p text:style-name="P56">r-x</text:p>
          </table:table-cell>
        </table:table-row>
        <table:table-row>
          <table:table-cell table:style-name="Octal_5f_permission.A8" office:value-type="string">
            <text:p text:style-name="P56">6</text:p>
          </table:table-cell>
          <table:table-cell table:style-name="Octal_5f_permission.B8" office:value-type="string">
            <text:p text:style-name="P56">110</text:p>
          </table:table-cell>
          <table:table-cell table:style-name="Octal_5f_permission.C8" office:value-type="string">
            <text:p text:style-name="P56">rw-</text:p>
          </table:table-cell>
        </table:table-row>
        <table:table-row>
          <table:table-cell table:style-name="Octal_5f_permission.A9" office:value-type="string">
            <text:p text:style-name="P56">7</text:p>
          </table:table-cell>
          <table:table-cell table:style-name="Octal_5f_permission.B9" office:value-type="string">
            <text:p text:style-name="P56">111</text:p>
          </table:table-cell>
          <table:table-cell table:style-name="Octal_5f_permission.C9" office:value-type="string">
            <text:p text:style-name="P56">rwx</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9f8d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span text:style-name="MT1">Linux Command Line Reference Tables<text:tab/></text:span><text:span text:style-name="MT1"><text:initial-creator>Patrick Shinn</text:initial-creator></text:span><text:span text:style-name="MT1"><text:tab/></text:span><text:span text:style-name="MT1"><text:page-number text:select-page="current">9</text:page-number></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Shinn</meta:initial-creator>
    <meta:creation-date>2015-07-05T17:07:38.602649538</meta:creation-date>
    <dc:date>2015-07-08T04:13:06.933653160</dc:date>
    <dc:creator>Patrick Shinn</dc:creator>
    <meta:editing-duration>PT13M48S</meta:editing-duration>
    <meta:editing-cycles>5</meta:editing-cycles>
    <meta:generator>LibreOffice/4.2.8.2$Linux_X86_64 LibreOffice_project/420m0$Build-2</meta:generator>
    <meta:document-statistic meta:table-count="14" meta:image-count="0" meta:object-count="0" meta:page-count="9" meta:paragraph-count="265" meta:word-count="1050" meta:character-count="6025" meta:non-whitespace-character-count="5248"/>
  </office:meta>
</office:document-meta>
</file>